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ffff99"/>
      <style:text-properties fo:font-style="normal"/>
    </style:style>
    <style:style style:name="ce190" style:family="table-cell" style:parent-style-name="Default">
      <style:table-cell-properties fo:background-color="#ffff99"/>
      <style:text-properties fo:font-style="italic"/>
    </style:style>
    <style:style style:name="ce191" style:family="table-cell" style:parent-style-name="Default">
      <style:table-cell-properties fo:border="none"/>
    </style:style>
    <style:style style:name="ce192" style:family="table-cell" style:parent-style-name="Default">
      <style:table-cell-properties fo:background-color="transparent" fo:border="none"/>
    </style:style>
    <style:style style:name="ce193"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82"/>
        <table:table-column table:style-name="co4" table:number-columns-repeated="3" table:default-cell-style-name="ce181"/>
        <table:table-column table:style-name="co23" table:default-cell-style-name="ce120"/>
        <table:table-column table:style-name="co4" table:default-cell-style-name="ce120"/>
        <table:table-column table:style-name="co24" table:default-cell-style-name="ce120"/>
        <table:table-column table:style-name="co25" table:default-cell-style-name="ce120"/>
        <table:table-column table:style-name="co26" table:default-cell-style-name="ce120"/>
        <table:table-column table:style-name="co27" table:default-cell-style-name="ce120"/>
        <table:table-column table:style-name="co4" table:number-columns-repeated="243" table:default-cell-style-name="ce120"/>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2" layout = "episode-intro.2" }</text:p>
          </table:table-cell>
          <table:table-cell table:style-name="Default"/>
          <table:table-cell/>
          <table:table-cell table:style-name="Default"/>
          <table:table-cell table:number-columns-repeated="250"/>
        </table:table-row>
        <table:table-row table:style-name="ro2">
          <table:table-cell office:value-type="string">
            <text:p>string</text:p>
          </table:table-cell>
          <table:table-cell office:value-type="string">
            <text:p><text:s text:c="12"/>text { str = "amer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american.intro.4" layout = "episode-intro.4"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5" layout = "episode-intro.5"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american.intro.6" layout = "episode-intro.6" }</text:p>
          </table:table-cell>
          <table:table-cell table:style-name="Default"/>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33]&gt;9;&quot;&quot;;&quot;0&quot;)&amp;([.D33])&amp;&quot;.def&quot;" office:value-type="string" office:string-value="def/01.def">
            <text:p>def/01.def</text:p>
          </table:table-cell>
          <table:table-cell table:style-name="Default" table:formula="oooc:=VLOOKUP(INT(([.D33]+9)/10);[.A1:.B1030];2)&amp;&quot; - Day &quot;&amp;(MOD([.D33]-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D33]+9)/10)&amp;&quot;-&quot;&amp;(MOD([.D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34]&gt;9;&quot;&quot;;&quot;0&quot;)&amp;([.D34])&amp;&quot;.def&quot;" office:value-type="string" office:string-value="def/02.def">
            <text:p>def/02.def</text:p>
          </table:table-cell>
          <table:table-cell table:style-name="Default" table:formula="oooc:=VLOOKUP(INT(([.D34]+9)/10);[.A2:.B1031];2)&amp;&quot; - Day &quot;&amp;(MOD([.D34]-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D34]+9)/10)&amp;&quot;-&quot;&amp;(MOD([.D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3.def">
            <text:p>def/03.def</text:p>
          </table:table-cell>
          <table:table-cell table:style-name="Default" table:formula="oooc:=VLOOKUP(INT(([.D35]+9)/10);[.A3:.B1032];2)&amp;&quot; - Day &quot;&amp;(MOD([.D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D35]+9)/10)&amp;&quot;-&quot;&amp;(MOD([.D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04.def">
            <text:p>def/04.def</text:p>
          </table:table-cell>
          <table:table-cell table:style-name="Default" table:formula="oooc:=VLOOKUP(INT(([.D36]+9)/10);[.A4:.B1033];2)&amp;&quot; - Day &quot;&amp;(MOD([.D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D36]+9)/10)&amp;&quot;-&quot;&amp;(MOD([.D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7]&gt;9;&quot;&quot;;&quot;0&quot;)&amp;([.D37])&amp;&quot;.def&quot;" office:value-type="string" office:string-value="def/05.def">
            <text:p>def/05.def</text:p>
          </table:table-cell>
          <table:table-cell table:style-name="Default" table:formula="oooc:=VLOOKUP(INT(([.D37]+9)/10);[.A5:.B1034];2)&amp;&quot; - Day &quot;&amp;(MOD([.D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D37]+9)/10)&amp;&quot;-&quot;&amp;(MOD([.D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8]&gt;9;&quot;&quot;;&quot;0&quot;)&amp;([.D38])&amp;&quot;.def&quot;" office:value-type="string" office:string-value="def/06.def">
            <text:p>def/06.def</text:p>
          </table:table-cell>
          <table:table-cell table:style-name="Default" table:formula="oooc:=VLOOKUP(INT(([.D38]+9)/10);[.A6:.B1035];2)&amp;&quot; - Day &quot;&amp;(MOD([.D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D38]+9)/10)&amp;&quot;-&quot;&amp;(MOD([.D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9]&gt;9;&quot;&quot;;&quot;0&quot;)&amp;([.D39])&amp;&quot;.def&quot;" office:value-type="string" office:string-value="def/07.def">
            <text:p>def/07.def</text:p>
          </table:table-cell>
          <table:table-cell table:style-name="Default" table:formula="oooc:=VLOOKUP(INT(([.D39]+9)/10);[.A7:.B1036];2)&amp;&quot; - Day &quot;&amp;(MOD([.D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D39]+9)/10)&amp;&quot;-&quot;&amp;(MOD([.D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40]&gt;9;&quot;&quot;;&quot;0&quot;)&amp;([.D40])&amp;&quot;.def&quot;" office:value-type="string" office:string-value="def/08.def">
            <text:p>def/08.def</text:p>
          </table:table-cell>
          <table:table-cell table:style-name="Default" table:formula="oooc:=VLOOKUP(INT(([.D40]+9)/10);[.A8:.B1037];2)&amp;&quot; - Day &quot;&amp;(MOD([.D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D40]+9)/10)&amp;&quot;-&quot;&amp;(MOD([.D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41]&gt;9;&quot;&quot;;&quot;0&quot;)&amp;([.D41])&amp;&quot;.def&quot;" office:value-type="string" office:string-value="def/09.def">
            <text:p>def/09.def</text:p>
          </table:table-cell>
          <table:table-cell table:style-name="Default" table:formula="oooc:=VLOOKUP(INT(([.D41]+9)/10);[.A9:.B1038];2)&amp;&quot; - Day &quot;&amp;(MOD([.D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D41]+9)/10)&amp;&quot;-&quot;&amp;(MOD([.D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42]&gt;9;&quot;&quot;;&quot;0&quot;)&amp;([.D42])&amp;&quot;.def&quot;" office:value-type="string" office:string-value="def/10.def">
            <text:p>def/10.def</text:p>
          </table:table-cell>
          <table:table-cell table:style-name="Default" table:formula="oooc:=VLOOKUP(INT(([.D42]+9)/10);[.A10:.B1039];2)&amp;&quot; - Day &quot;&amp;(MOD([.D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D42]+9)/10)&amp;&quot;-&quot;&amp;(MOD([.D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amer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mexic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mexic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76]&gt;9;&quot;&quot;;&quot;0&quot;)&amp;([.D76])&amp;&quot;.def&quot;" office:value-type="string" office:string-value="def/11.def">
            <text:p>def/11.def</text:p>
          </table:table-cell>
          <table:table-cell table:style-name="Default" table:formula="oooc:=VLOOKUP(INT(([.D76]+9)/10);[.A43:.B1072];2)&amp;&quot; - Day &quot;&amp;(MOD([.D76]-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D76]+9)/10)&amp;&quot;-&quot;&amp;(MOD([.D76]-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6]&amp;&quot;.passed.text'&quot;" office:value-type="string" office:string-value="'layout': 'outro', 'text': 'def/11.def.passed.text'">
            <text:p>'layout': 'outro', 'text': 'def/11.def.passed.text'</text:p>
          </table:table-cell>
          <table:table-cell table:style-name="Default" table:formula="oooc:=&quot;'layout': 'outro', 'text': '&quot;&amp;[.B76]&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77]&gt;9;&quot;&quot;;&quot;0&quot;)&amp;([.D77])&amp;&quot;.def&quot;" office:value-type="string" office:string-value="def/12.def">
            <text:p>def/12.def</text:p>
          </table:table-cell>
          <table:table-cell table:style-name="Default" table:formula="oooc:=VLOOKUP(INT(([.D77]+9)/10);[.A44:.B1073];2)&amp;&quot; - Day &quot;&amp;(MOD([.D77]-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D77]+9)/10)&amp;&quot;-&quot;&amp;(MOD([.D77]-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7]&amp;&quot;.passed.text'&quot;" office:value-type="string" office:string-value="'layout': 'outro', 'text': 'def/12.def.passed.text'">
            <text:p>'layout': 'outro', 'text': 'def/12.def.passed.text'</text:p>
          </table:table-cell>
          <table:table-cell table:style-name="Default" table:formula="oooc:=&quot;'layout': 'outro', 'text': '&quot;&amp;[.B77]&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78]&gt;9;&quot;&quot;;&quot;0&quot;)&amp;([.D78])&amp;&quot;.def&quot;" office:value-type="string" office:string-value="def/13.def">
            <text:p>def/13.def</text:p>
          </table:table-cell>
          <table:table-cell table:style-name="Default" table:formula="oooc:=VLOOKUP(INT(([.D78]+9)/10);[.A45:.B1074];2)&amp;&quot; - Day &quot;&amp;(MOD([.D78]-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D78]+9)/10)&amp;&quot;-&quot;&amp;(MOD([.D78]-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78]&amp;&quot;.passed.text'&quot;" office:value-type="string" office:string-value="'layout': 'outro', 'text': 'def/13.def.passed.text'">
            <text:p>'layout': 'outro', 'text': 'def/13.def.passed.text'</text:p>
          </table:table-cell>
          <table:table-cell table:style-name="Default" table:formula="oooc:=&quot;'layout': 'outro', 'text': '&quot;&amp;[.B78]&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79]&gt;9;&quot;&quot;;&quot;0&quot;)&amp;([.D79])&amp;&quot;.def&quot;" office:value-type="string" office:string-value="def/14.def">
            <text:p>def/14.def</text:p>
          </table:table-cell>
          <table:table-cell table:style-name="Default" table:formula="oooc:=VLOOKUP(INT(([.D79]+9)/10);[.A46:.B1075];2)&amp;&quot; - Day &quot;&amp;(MOD([.D79]-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D79]+9)/10)&amp;&quot;-&quot;&amp;(MOD([.D79]-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79]&amp;&quot;.passed.text'&quot;" office:value-type="string" office:string-value="'layout': 'outro', 'text': 'def/14.def.passed.text'">
            <text:p>'layout': 'outro', 'text': 'def/14.def.passed.text'</text:p>
          </table:table-cell>
          <table:table-cell table:style-name="Default" table:formula="oooc:=&quot;'layout': 'outro', 'text': '&quot;&amp;[.B79]&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80]&gt;9;&quot;&quot;;&quot;0&quot;)&amp;([.D80])&amp;&quot;.def&quot;" office:value-type="string" office:string-value="def/15.def">
            <text:p>def/15.def</text:p>
          </table:table-cell>
          <table:table-cell table:style-name="Default" table:formula="oooc:=VLOOKUP(INT(([.D80]+9)/10);[.A47:.B1076];2)&amp;&quot; - Day &quot;&amp;(MOD([.D80]-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D80]+9)/10)&amp;&quot;-&quot;&amp;(MOD([.D80]-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0]&amp;&quot;.passed.text'&quot;" office:value-type="string" office:string-value="'layout': 'outro', 'text': 'def/15.def.passed.text'">
            <text:p>'layout': 'outro', 'text': 'def/15.def.passed.text'</text:p>
          </table:table-cell>
          <table:table-cell table:style-name="Default" table:formula="oooc:=&quot;'layout': 'outro', 'text': '&quot;&amp;[.B80]&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81]&gt;9;&quot;&quot;;&quot;0&quot;)&amp;([.D81])&amp;&quot;.def&quot;" office:value-type="string" office:string-value="def/16.def">
            <text:p>def/16.def</text:p>
          </table:table-cell>
          <table:table-cell table:style-name="Default" table:formula="oooc:=VLOOKUP(INT(([.D81]+9)/10);[.A48:.B1077];2)&amp;&quot; - Day &quot;&amp;(MOD([.D81]-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D81]+9)/10)&amp;&quot;-&quot;&amp;(MOD([.D81]-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1]&amp;&quot;.passed.text'&quot;" office:value-type="string" office:string-value="'layout': 'outro', 'text': 'def/16.def.passed.text'">
            <text:p>'layout': 'outro', 'text': 'def/16.def.passed.text'</text:p>
          </table:table-cell>
          <table:table-cell table:style-name="Default" table:formula="oooc:=&quot;'layout': 'outro', 'text': '&quot;&amp;[.B81]&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17.def">
            <text:p>def/17.def</text:p>
          </table:table-cell>
          <table:table-cell table:style-name="Default" table:formula="oooc:=VLOOKUP(INT(([.D82]+9)/10);[.A49:.B1078];2)&amp;&quot; - Day &quot;&amp;(MOD([.D82]-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D82]+9)/10)&amp;&quot;-&quot;&amp;(MOD([.D82]-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2]&amp;&quot;.passed.text'&quot;" office:value-type="string" office:string-value="'layout': 'outro', 'text': 'def/17.def.passed.text'">
            <text:p>'layout': 'outro', 'text': 'def/17.def.passed.text'</text:p>
          </table:table-cell>
          <table:table-cell table:style-name="Default" table:formula="oooc:=&quot;'layout': 'outro', 'text': '&quot;&amp;[.B82]&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18.def">
            <text:p>def/18.def</text:p>
          </table:table-cell>
          <table:table-cell table:style-name="Default" table:formula="oooc:=VLOOKUP(INT(([.D83]+9)/10);[.A50:.B1079];2)&amp;&quot; - Day &quot;&amp;(MOD([.D83]-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D83]+9)/10)&amp;&quot;-&quot;&amp;(MOD([.D83]-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3]&amp;&quot;.passed.text'&quot;" office:value-type="string" office:string-value="'layout': 'outro', 'text': 'def/18.def.passed.text'">
            <text:p>'layout': 'outro', 'text': 'def/18.def.passed.text'</text:p>
          </table:table-cell>
          <table:table-cell table:style-name="Default" table:formula="oooc:=&quot;'layout': 'outro', 'text': '&quot;&amp;[.B83]&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19.def">
            <text:p>def/19.def</text:p>
          </table:table-cell>
          <table:table-cell table:style-name="Default" table:formula="oooc:=VLOOKUP(INT(([.D84]+9)/10);[.A52:.B1080];2)&amp;&quot; - Day &quot;&amp;(MOD([.D84]-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D84]+9)/10)&amp;&quot;-&quot;&amp;(MOD([.D84]-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4]&amp;&quot;.passed.text'&quot;" office:value-type="string" office:string-value="'layout': 'outro', 'text': 'def/19.def.passed.text'">
            <text:p>'layout': 'outro', 'text': 'def/19.def.passed.text'</text:p>
          </table:table-cell>
          <table:table-cell table:style-name="Default" table:formula="oooc:=&quot;'layout': 'outro', 'text': '&quot;&amp;[.B84]&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0.def">
            <text:p>def/20.def</text:p>
          </table:table-cell>
          <table:table-cell table:style-name="Default" table:formula="oooc:=VLOOKUP(INT(([.D85]+9)/10);[.A53:.B1081];2)&amp;&quot; - Day &quot;&amp;(MOD([.D85]-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D85]+9)/10)&amp;&quot;-&quot;&amp;(MOD([.D85]-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5]&amp;&quot;.passed.text'&quot;" office:value-type="string" office:string-value="'layout': 'outro', 'text': 'def/20.def.passed.text'">
            <text:p>'layout': 'outro', 'text': 'def/20.def.passed.text'</text:p>
          </table:table-cell>
          <table:table-cell table:style-name="Default" table:formula="oooc:=&quot;'layout': 'outro', 'text': '&quot;&amp;[.B85]&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76]&amp;&quot;', '&quot;&amp;[.B77]&amp;&quot;', '&quot;&amp;[.B78]&amp;&quot;', '&quot;&amp;[.B79]&amp;&quot;', '&quot;&amp;[.B80]&amp;&quot;', '&quot;&amp;[.B81]&amp;&quot;', '&quot;&amp;[.B82]&amp;&quot;', '&quot;&amp;[.B83]&amp;&quot;', '&quot;&amp;[.B84]&amp;&quot;', '&quot;&amp;[.B85]&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mexic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russ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russ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20]&gt;9;&quot;&quot;;&quot;0&quot;)&amp;([.D120])&amp;&quot;.def&quot;" office:value-type="string" office:string-value="def/21.def">
            <text:p>def/21.def</text:p>
          </table:table-cell>
          <table:table-cell table:style-name="Default" table:formula="oooc:=VLOOKUP(INT(([.D120]+9)/10);[.A77:.B1105];2)&amp;&quot; - Day &quot;&amp;(MOD([.D120]-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D120]+9)/10)&amp;&quot;-&quot;&amp;(MOD([.D120]-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0]&amp;&quot;.passed.text'&quot;" office:value-type="string" office:string-value="'layout': 'outro', 'text': 'def/21.def.passed.text'">
            <text:p>'layout': 'outro', 'text': 'def/21.def.passed.text'</text:p>
          </table:table-cell>
          <table:table-cell table:style-name="Default" table:formula="oooc:=&quot;'layout': 'outro', 'text': '&quot;&amp;[.B120]&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121]&gt;9;&quot;&quot;;&quot;0&quot;)&amp;([.D121])&amp;&quot;.def&quot;" office:value-type="string" office:string-value="def/22.def">
            <text:p>def/22.def</text:p>
          </table:table-cell>
          <table:table-cell table:style-name="Default" table:formula="oooc:=VLOOKUP(INT(([.D121]+9)/10);[.A78:.B1106];2)&amp;&quot; - Day &quot;&amp;(MOD([.D121]-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D121]+9)/10)&amp;&quot;-&quot;&amp;(MOD([.D121]-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1]&amp;&quot;.passed.text'&quot;" office:value-type="string" office:string-value="'layout': 'outro', 'text': 'def/22.def.passed.text'">
            <text:p>'layout': 'outro', 'text': 'def/22.def.passed.text'</text:p>
          </table:table-cell>
          <table:table-cell table:style-name="Default" table:formula="oooc:=&quot;'layout': 'outro', 'text': '&quot;&amp;[.B121]&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122]&gt;9;&quot;&quot;;&quot;0&quot;)&amp;([.D122])&amp;&quot;.def&quot;" office:value-type="string" office:string-value="def/23.def">
            <text:p>def/23.def</text:p>
          </table:table-cell>
          <table:table-cell table:style-name="Default" table:formula="oooc:=VLOOKUP(INT(([.D122]+9)/10);[.A79:.B1107];2)&amp;&quot; - Day &quot;&amp;(MOD([.D122]-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D122]+9)/10)&amp;&quot;-&quot;&amp;(MOD([.D122]-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2]&amp;&quot;.passed.text'&quot;" office:value-type="string" office:string-value="'layout': 'outro', 'text': 'def/23.def.passed.text'">
            <text:p>'layout': 'outro', 'text': 'def/23.def.passed.text'</text:p>
          </table:table-cell>
          <table:table-cell table:style-name="Default" table:formula="oooc:=&quot;'layout': 'outro', 'text': '&quot;&amp;[.B122]&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123]&gt;9;&quot;&quot;;&quot;0&quot;)&amp;([.D123])&amp;&quot;.def&quot;" office:value-type="string" office:string-value="def/24.def">
            <text:p>def/24.def</text:p>
          </table:table-cell>
          <table:table-cell table:style-name="Default" table:formula="oooc:=VLOOKUP(INT(([.D123]+9)/10);[.A80:.B1108];2)&amp;&quot; - Day &quot;&amp;(MOD([.D123]-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D123]+9)/10)&amp;&quot;-&quot;&amp;(MOD([.D123]-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3]&amp;&quot;.passed.text'&quot;" office:value-type="string" office:string-value="'layout': 'outro', 'text': 'def/24.def.passed.text'">
            <text:p>'layout': 'outro', 'text': 'def/24.def.passed.text'</text:p>
          </table:table-cell>
          <table:table-cell table:style-name="Default" table:formula="oooc:=&quot;'layout': 'outro', 'text': '&quot;&amp;[.B123]&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124]&gt;9;&quot;&quot;;&quot;0&quot;)&amp;([.D124])&amp;&quot;.def&quot;" office:value-type="string" office:string-value="def/25.def">
            <text:p>def/25.def</text:p>
          </table:table-cell>
          <table:table-cell table:style-name="Default" table:formula="oooc:=VLOOKUP(INT(([.D124]+9)/10);[.A81:.B1109];2)&amp;&quot; - Day &quot;&amp;(MOD([.D124]-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D124]+9)/10)&amp;&quot;-&quot;&amp;(MOD([.D124]-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4]&amp;&quot;.passed.text'&quot;" office:value-type="string" office:string-value="'layout': 'outro', 'text': 'def/25.def.passed.text'">
            <text:p>'layout': 'outro', 'text': 'def/25.def.passed.text'</text:p>
          </table:table-cell>
          <table:table-cell table:style-name="Default" table:formula="oooc:=&quot;'layout': 'outro', 'text': '&quot;&amp;[.B124]&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125]&gt;9;&quot;&quot;;&quot;0&quot;)&amp;([.D125])&amp;&quot;.def&quot;" office:value-type="string" office:string-value="def/26.def">
            <text:p>def/26.def</text:p>
          </table:table-cell>
          <table:table-cell table:style-name="Default" table:formula="oooc:=VLOOKUP(INT(([.D125]+9)/10);[.A82:.B1110];2)&amp;&quot; - Day &quot;&amp;(MOD([.D125]-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D125]+9)/10)&amp;&quot;-&quot;&amp;(MOD([.D125]-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5]&amp;&quot;.passed.text'&quot;" office:value-type="string" office:string-value="'layout': 'outro', 'text': 'def/26.def.passed.text'">
            <text:p>'layout': 'outro', 'text': 'def/26.def.passed.text'</text:p>
          </table:table-cell>
          <table:table-cell table:style-name="Default" table:formula="oooc:=&quot;'layout': 'outro', 'text': '&quot;&amp;[.B125]&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126]&gt;9;&quot;&quot;;&quot;0&quot;)&amp;([.D126])&amp;&quot;.def&quot;" office:value-type="string" office:string-value="def/27.def">
            <text:p>def/27.def</text:p>
          </table:table-cell>
          <table:table-cell table:style-name="Default" table:formula="oooc:=VLOOKUP(INT(([.D126]+9)/10);[.A83:.B1111];2)&amp;&quot; - Day &quot;&amp;(MOD([.D126]-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D126]+9)/10)&amp;&quot;-&quot;&amp;(MOD([.D126]-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26]&amp;&quot;.passed.text'&quot;" office:value-type="string" office:string-value="'layout': 'outro', 'text': 'def/27.def.passed.text'">
            <text:p>'layout': 'outro', 'text': 'def/27.def.passed.text'</text:p>
          </table:table-cell>
          <table:table-cell table:style-name="Default" table:formula="oooc:=&quot;'layout': 'outro', 'text': '&quot;&amp;[.B126]&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127]&gt;9;&quot;&quot;;&quot;0&quot;)&amp;([.D127])&amp;&quot;.def&quot;" office:value-type="string" office:string-value="def/28.def">
            <text:p>def/28.def</text:p>
          </table:table-cell>
          <table:table-cell table:style-name="Default" table:formula="oooc:=VLOOKUP(INT(([.D127]+9)/10);[.A84:.B1112];2)&amp;&quot; - Day &quot;&amp;(MOD([.D127]-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D127]+9)/10)&amp;&quot;-&quot;&amp;(MOD([.D127]-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27]&amp;&quot;.passed.text'&quot;" office:value-type="string" office:string-value="'layout': 'outro', 'text': 'def/28.def.passed.text'">
            <text:p>'layout': 'outro', 'text': 'def/28.def.passed.text'</text:p>
          </table:table-cell>
          <table:table-cell table:style-name="Default" table:formula="oooc:=&quot;'layout': 'outro', 'text': '&quot;&amp;[.B127]&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128]&gt;9;&quot;&quot;;&quot;0&quot;)&amp;([.D128])&amp;&quot;.def&quot;" office:value-type="string" office:string-value="def/29.def">
            <text:p>def/29.def</text:p>
          </table:table-cell>
          <table:table-cell table:style-name="Default" table:formula="oooc:=VLOOKUP(INT(([.D128]+9)/10);[.A85:.B1113];2)&amp;&quot; - Day &quot;&amp;(MOD([.D128]-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D128]+9)/10)&amp;&quot;-&quot;&amp;(MOD([.D128]-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28]&amp;&quot;.passed.text'&quot;" office:value-type="string" office:string-value="'layout': 'outro', 'text': 'def/29.def.passed.text'">
            <text:p>'layout': 'outro', 'text': 'def/29.def.passed.text'</text:p>
          </table:table-cell>
          <table:table-cell table:style-name="Default" table:formula="oooc:=&quot;'layout': 'outro', 'text': '&quot;&amp;[.B128]&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129]&gt;9;&quot;&quot;;&quot;0&quot;)&amp;([.D129])&amp;&quot;.def&quot;" office:value-type="string" office:string-value="def/30.def">
            <text:p>def/30.def</text:p>
          </table:table-cell>
          <table:table-cell table:style-name="Default" table:formula="oooc:=VLOOKUP(INT(([.D129]+9)/10);[.A86:.B1114];2)&amp;&quot; - Day &quot;&amp;(MOD([.D129]-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D129]+9)/10)&amp;&quot;-&quot;&amp;(MOD([.D129]-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29]&amp;&quot;.passed.text'&quot;" office:value-type="string" office:string-value="'layout': 'outro', 'text': 'def/30.def.passed.text'">
            <text:p>'layout': 'outro', 'text': 'def/30.def.passed.text'</text:p>
          </table:table-cell>
          <table:table-cell table:style-name="Default" table:formula="oooc:=&quot;'layout': 'outro', 'text': '&quot;&amp;[.B129]&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20]&amp;&quot;', '&quot;&amp;[.B121]&amp;&quot;', '&quot;&amp;[.B122]&amp;&quot;', '&quot;&amp;[.B123]&amp;&quot;', '&quot;&amp;[.B124]&amp;&quot;', '&quot;&amp;[.B125]&amp;&quot;', '&quot;&amp;[.B126]&amp;&quot;', '&quot;&amp;[.B127]&amp;&quot;', '&quot;&amp;[.B128]&amp;&quot;', '&quot;&amp;[.B129]&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ye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1" layout = "episode-outro.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2" layout = "episode-outro.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3" layout = "episode-outro.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4" layout = "episode-outro.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5" layout = "episode-outro.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russian.passed.6" layout = "episode-outro.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japanese.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japanese.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64]&gt;9;&quot;&quot;;&quot;0&quot;)&amp;([.D164])&amp;&quot;.def&quot;" office:value-type="string" office:string-value="def/31.def">
            <text:p>def/31.def</text:p>
          </table:table-cell>
          <table:table-cell table:style-name="Default" table:formula="oooc:=VLOOKUP(INT(([.D164]+9)/10);[.A121:.B1138];2)&amp;&quot; - Day &quot;&amp;(MOD([.D164]-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D164]+9)/10)&amp;&quot;-&quot;&amp;(MOD([.D164]-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64]&amp;&quot;.passed.text'&quot;" office:value-type="string" office:string-value="'layout': 'outro', 'text': 'def/31.def.passed.text'">
            <text:p>'layout': 'outro', 'text': 'def/31.def.passed.text'</text:p>
          </table:table-cell>
          <table:table-cell table:style-name="Default" table:formula="oooc:=&quot;'layout': 'outro', 'text': '&quot;&amp;[.B164]&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65]&gt;9;&quot;&quot;;&quot;0&quot;)&amp;([.D165])&amp;&quot;.def&quot;" office:value-type="string" office:string-value="def/32.def">
            <text:p>def/32.def</text:p>
          </table:table-cell>
          <table:table-cell table:style-name="Default" table:formula="oooc:=VLOOKUP(INT(([.D165]+9)/10);[.A122:.B1139];2)&amp;&quot; - Day &quot;&amp;(MOD([.D165]-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D165]+9)/10)&amp;&quot;-&quot;&amp;(MOD([.D165]-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65]&amp;&quot;.passed.text'&quot;" office:value-type="string" office:string-value="'layout': 'outro', 'text': 'def/32.def.passed.text'">
            <text:p>'layout': 'outro', 'text': 'def/32.def.passed.text'</text:p>
          </table:table-cell>
          <table:table-cell table:style-name="Default" table:formula="oooc:=&quot;'layout': 'outro', 'text': '&quot;&amp;[.B165]&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66]&gt;9;&quot;&quot;;&quot;0&quot;)&amp;([.D166])&amp;&quot;.def&quot;" office:value-type="string" office:string-value="def/33.def">
            <text:p>def/33.def</text:p>
          </table:table-cell>
          <table:table-cell table:style-name="Default" table:formula="oooc:=VLOOKUP(INT(([.D166]+9)/10);[.A123:.B1140];2)&amp;&quot; - Day &quot;&amp;(MOD([.D166]-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D166]+9)/10)&amp;&quot;-&quot;&amp;(MOD([.D166]-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66]&amp;&quot;.passed.text'&quot;" office:value-type="string" office:string-value="'layout': 'outro', 'text': 'def/33.def.passed.text'">
            <text:p>'layout': 'outro', 'text': 'def/33.def.passed.text'</text:p>
          </table:table-cell>
          <table:table-cell table:style-name="Default" table:formula="oooc:=&quot;'layout': 'outro', 'text': '&quot;&amp;[.B166]&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67]&gt;9;&quot;&quot;;&quot;0&quot;)&amp;([.D167])&amp;&quot;.def&quot;" office:value-type="string" office:string-value="def/34.def">
            <text:p>def/34.def</text:p>
          </table:table-cell>
          <table:table-cell table:style-name="Default" table:formula="oooc:=VLOOKUP(INT(([.D167]+9)/10);[.A124:.B1141];2)&amp;&quot; - Day &quot;&amp;(MOD([.D167]-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D167]+9)/10)&amp;&quot;-&quot;&amp;(MOD([.D167]-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67]&amp;&quot;.passed.text'&quot;" office:value-type="string" office:string-value="'layout': 'outro', 'text': 'def/34.def.passed.text'">
            <text:p>'layout': 'outro', 'text': 'def/34.def.passed.text'</text:p>
          </table:table-cell>
          <table:table-cell table:style-name="Default" table:formula="oooc:=&quot;'layout': 'outro', 'text': '&quot;&amp;[.B167]&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68]&gt;9;&quot;&quot;;&quot;0&quot;)&amp;([.D168])&amp;&quot;.def&quot;" office:value-type="string" office:string-value="def/35.def">
            <text:p>def/35.def</text:p>
          </table:table-cell>
          <table:table-cell table:style-name="Default" table:formula="oooc:=VLOOKUP(INT(([.D168]+9)/10);[.A125:.B1142];2)&amp;&quot; - Day &quot;&amp;(MOD([.D168]-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D168]+9)/10)&amp;&quot;-&quot;&amp;(MOD([.D168]-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68]&amp;&quot;.passed.text'&quot;" office:value-type="string" office:string-value="'layout': 'outro', 'text': 'def/35.def.passed.text'">
            <text:p>'layout': 'outro', 'text': 'def/35.def.passed.text'</text:p>
          </table:table-cell>
          <table:table-cell table:style-name="Default" table:formula="oooc:=&quot;'layout': 'outro', 'text': '&quot;&amp;[.B168]&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69]&gt;9;&quot;&quot;;&quot;0&quot;)&amp;([.D169])&amp;&quot;.def&quot;" office:value-type="string" office:string-value="def/36.def">
            <text:p>def/36.def</text:p>
          </table:table-cell>
          <table:table-cell table:style-name="Default" table:formula="oooc:=VLOOKUP(INT(([.D169]+9)/10);[.A126:.B1143];2)&amp;&quot; - Day &quot;&amp;(MOD([.D169]-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D169]+9)/10)&amp;&quot;-&quot;&amp;(MOD([.D169]-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69]&amp;&quot;.passed.text'&quot;" office:value-type="string" office:string-value="'layout': 'outro', 'text': 'def/36.def.passed.text'">
            <text:p>'layout': 'outro', 'text': 'def/36.def.passed.text'</text:p>
          </table:table-cell>
          <table:table-cell table:style-name="Default" table:formula="oooc:=&quot;'layout': 'outro', 'text': '&quot;&amp;[.B169]&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70]&gt;9;&quot;&quot;;&quot;0&quot;)&amp;([.D170])&amp;&quot;.def&quot;" office:value-type="string" office:string-value="def/37.def">
            <text:p>def/37.def</text:p>
          </table:table-cell>
          <table:table-cell table:style-name="Default" table:formula="oooc:=VLOOKUP(INT(([.D170]+9)/10);[.A127:.B1144];2)&amp;&quot; - Day &quot;&amp;(MOD([.D170]-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D170]+9)/10)&amp;&quot;-&quot;&amp;(MOD([.D170]-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0]&amp;&quot;.passed.text'&quot;" office:value-type="string" office:string-value="'layout': 'outro', 'text': 'def/37.def.passed.text'">
            <text:p>'layout': 'outro', 'text': 'def/37.def.passed.text'</text:p>
          </table:table-cell>
          <table:table-cell table:style-name="Default" table:formula="oooc:=&quot;'layout': 'outro', 'text': '&quot;&amp;[.B170]&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71]&gt;9;&quot;&quot;;&quot;0&quot;)&amp;([.D171])&amp;&quot;.def&quot;" office:value-type="string" office:string-value="def/38.def">
            <text:p>def/38.def</text:p>
          </table:table-cell>
          <table:table-cell table:style-name="Default" table:formula="oooc:=VLOOKUP(INT(([.D171]+9)/10);[.A128:.B1145];2)&amp;&quot; - Day &quot;&amp;(MOD([.D171]-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D171]+9)/10)&amp;&quot;-&quot;&amp;(MOD([.D171]-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1]&amp;&quot;.passed.text'&quot;" office:value-type="string" office:string-value="'layout': 'outro', 'text': 'def/38.def.passed.text'">
            <text:p>'layout': 'outro', 'text': 'def/38.def.passed.text'</text:p>
          </table:table-cell>
          <table:table-cell table:style-name="Default" table:formula="oooc:=&quot;'layout': 'outro', 'text': '&quot;&amp;[.B171]&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72]&gt;9;&quot;&quot;;&quot;0&quot;)&amp;([.D172])&amp;&quot;.def&quot;" office:value-type="string" office:string-value="def/39.def">
            <text:p>def/39.def</text:p>
          </table:table-cell>
          <table:table-cell table:style-name="Default" table:formula="oooc:=VLOOKUP(INT(([.D172]+9)/10);[.A129:.B1146];2)&amp;&quot; - Day &quot;&amp;(MOD([.D172]-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D172]+9)/10)&amp;&quot;-&quot;&amp;(MOD([.D172]-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2]&amp;&quot;.passed.text'&quot;" office:value-type="string" office:string-value="'layout': 'outro', 'text': 'def/39.def.passed.text'">
            <text:p>'layout': 'outro', 'text': 'def/39.def.passed.text'</text:p>
          </table:table-cell>
          <table:table-cell table:style-name="Default" table:formula="oooc:=&quot;'layout': 'outro', 'text': '&quot;&amp;[.B172]&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73]&gt;9;&quot;&quot;;&quot;0&quot;)&amp;([.D173])&amp;&quot;.def&quot;" office:value-type="string" office:string-value="def/40.def">
            <text:p>def/40.def</text:p>
          </table:table-cell>
          <table:table-cell table:style-name="Default" table:formula="oooc:=VLOOKUP(INT(([.D173]+9)/10);[.A130:.B1147];2)&amp;&quot; - Day &quot;&amp;(MOD([.D173]-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D173]+9)/10)&amp;&quot;-&quot;&amp;(MOD([.D173]-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3]&amp;&quot;.passed.text'&quot;" office:value-type="string" office:string-value="'layout': 'outro', 'text': 'def/40.def.passed.text'">
            <text:p>'layout': 'outro', 'text': 'def/40.def.passed.text'</text:p>
          </table:table-cell>
          <table:table-cell table:style-name="Default" table:formula="oooc:=&quot;'layout': 'outro', 'text': '&quot;&amp;[.B173]&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64]&amp;&quot;', '&quot;&amp;[.B165]&amp;&quot;', '&quot;&amp;[.B166]&amp;&quot;', '&quot;&amp;[.B167]&amp;&quot;', '&quot;&amp;[.B168]&amp;&quot;', '&quot;&amp;[.B169]&amp;&quot;', '&quot;&amp;[.B170]&amp;&quot;', '&quot;&amp;[.B171]&amp;&quot;', '&quot;&amp;[.B172]&amp;&quot;', '&quot;&amp;[.B173]&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83"/>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2, <text:s/>'Mexican': 2, <text:s/>'Russian': 2, <text:s/>'Japanese': 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38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1" layout = "episode-outro.japanese.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2" layout = "episode-outro.japanese.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3" layout = "episode-outro.japanese.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4" layout = "episode-outro.japanese.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5" layout = "episode-outro.japanese.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passed.6" layout = "episode-outro.japanese.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japanese.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Default"/>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1" layout = "episode-intro.1"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2" layout = "episode-intro.2" }</text:p>
          </table:table-cell>
          <table:table-cell table:style-name="Default"/>
          <table:table-cell table:number-columns-repeated="252"/>
        </table:table-row>
        <table:table-row table:style-name="ro2">
          <table:table-cell office:value-type="string">
            <text:p>string</text:p>
          </table:table-cell>
          <table:table-cell office:value-type="string">
            <text:p><text:s text:c="12"/>text { str = "hawaiian.intro.3" layout = "episode-intro.3"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4" layout = "episode-intro.4"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5" layout = "episode-intro.5"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6" layout = "episode-intro.6" }</text:p>
          </table:table-cell>
          <table:table-cell table:style-name="ce120"/>
          <table:table-cell table:number-columns-repeated="252"/>
        </table:table-row>
        <table:table-row table:style-name="ro2">
          <table:table-cell office:value-type="string">
            <text:p>string</text:p>
          </table:table-cell>
          <table:table-cell office:value-type="string">
            <text:p><text:s text:c="12"/>text { str = "hawaiian.intro.7" layout = "episode-intro.7" }</text:p>
          </table:table-cell>
          <table:table-cell table:style-name="ce120"/>
          <table:table-cell table:number-columns-repeated="252"/>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table:style-name="Default" table:number-columns-repeated="2"/>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18]&gt;9;&quot;&quot;;&quot;0&quot;)&amp;([.D218])&amp;&quot;.def&quot;" office:value-type="string" office:string-value="def/41.def">
            <text:p>def/41.def</text:p>
          </table:table-cell>
          <table:table-cell table:style-name="Default" table:formula="oooc:=VLOOKUP(INT(([.D218]+9)/10);[.A168:.B1174];2)&amp;&quot; - Day &quot;&amp;(MOD([.D218]-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D218]+9)/10)&amp;&quot;-&quot;&amp;(MOD([.D218]-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18]&amp;&quot;.passed.text'&quot;" office:value-type="string" office:string-value="'layout': 'outro', 'text': 'def/41.def.passed.text'">
            <text:p>'layout': 'outro', 'text': 'def/41.def.passed.text'</text:p>
          </table:table-cell>
          <table:table-cell table:style-name="Default" table:formula="oooc:=&quot;'layout': 'outro', 'text': '&quot;&amp;[.B218]&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219]&gt;9;&quot;&quot;;&quot;0&quot;)&amp;([.D219])&amp;&quot;.def&quot;" office:value-type="string" office:string-value="def/42.def">
            <text:p>def/42.def</text:p>
          </table:table-cell>
          <table:table-cell table:style-name="Default" table:formula="oooc:=VLOOKUP(INT(([.D219]+9)/10);[.A169:.B1175];2)&amp;&quot; - Day &quot;&amp;(MOD([.D219]-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D219]+9)/10)&amp;&quot;-&quot;&amp;(MOD([.D219]-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19]&amp;&quot;.passed.text'&quot;" office:value-type="string" office:string-value="'layout': 'outro', 'text': 'def/42.def.passed.text'">
            <text:p>'layout': 'outro', 'text': 'def/42.def.passed.text'</text:p>
          </table:table-cell>
          <table:table-cell table:style-name="Default" table:formula="oooc:=&quot;'layout': 'outro', 'text': '&quot;&amp;[.B219]&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220]&gt;9;&quot;&quot;;&quot;0&quot;)&amp;([.D220])&amp;&quot;.def&quot;" office:value-type="string" office:string-value="def/43.def">
            <text:p>def/43.def</text:p>
          </table:table-cell>
          <table:table-cell table:style-name="Default" table:formula="oooc:=VLOOKUP(INT(([.D220]+9)/10);[.A170:.B1176];2)&amp;&quot; - Day &quot;&amp;(MOD([.D220]-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D220]+9)/10)&amp;&quot;-&quot;&amp;(MOD([.D220]-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0]&amp;&quot;.passed.text'&quot;" office:value-type="string" office:string-value="'layout': 'outro', 'text': 'def/43.def.passed.text'">
            <text:p>'layout': 'outro', 'text': 'def/43.def.passed.text'</text:p>
          </table:table-cell>
          <table:table-cell table:style-name="Default" table:formula="oooc:=&quot;'layout': 'outro', 'text': '&quot;&amp;[.B220]&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221]&gt;9;&quot;&quot;;&quot;0&quot;)&amp;([.D221])&amp;&quot;.def&quot;" office:value-type="string" office:string-value="def/44.def">
            <text:p>def/44.def</text:p>
          </table:table-cell>
          <table:table-cell table:style-name="Default" table:formula="oooc:=VLOOKUP(INT(([.D221]+9)/10);[.A171:.B1177];2)&amp;&quot; - Day &quot;&amp;(MOD([.D221]-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D221]+9)/10)&amp;&quot;-&quot;&amp;(MOD([.D221]-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1]&amp;&quot;.passed.text'&quot;" office:value-type="string" office:string-value="'layout': 'outro', 'text': 'def/44.def.passed.text'">
            <text:p>'layout': 'outro', 'text': 'def/44.def.passed.text'</text:p>
          </table:table-cell>
          <table:table-cell table:style-name="Default" table:formula="oooc:=&quot;'layout': 'outro', 'text': '&quot;&amp;[.B221]&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222]&gt;9;&quot;&quot;;&quot;0&quot;)&amp;([.D222])&amp;&quot;.def&quot;" office:value-type="string" office:string-value="def/45.def">
            <text:p>def/45.def</text:p>
          </table:table-cell>
          <table:table-cell table:style-name="Default" table:formula="oooc:=VLOOKUP(INT(([.D222]+9)/10);[.A172:.B1178];2)&amp;&quot; - Day &quot;&amp;(MOD([.D222]-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D222]+9)/10)&amp;&quot;-&quot;&amp;(MOD([.D222]-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22]&amp;&quot;.passed.text'&quot;" office:value-type="string" office:string-value="'layout': 'outro', 'text': 'def/45.def.passed.text'">
            <text:p>'layout': 'outro', 'text': 'def/45.def.passed.text'</text:p>
          </table:table-cell>
          <table:table-cell table:style-name="Default" table:formula="oooc:=&quot;'layout': 'outro', 'text': '&quot;&amp;[.B222]&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223]&gt;9;&quot;&quot;;&quot;0&quot;)&amp;([.D223])&amp;&quot;.def&quot;" office:value-type="string" office:string-value="def/46.def">
            <text:p>def/46.def</text:p>
          </table:table-cell>
          <table:table-cell table:style-name="Default" table:formula="oooc:=VLOOKUP(INT(([.D223]+9)/10);[.A173:.B1179];2)&amp;&quot; - Day &quot;&amp;(MOD([.D223]-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D223]+9)/10)&amp;&quot;-&quot;&amp;(MOD([.D223]-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23]&amp;&quot;.passed.text'&quot;" office:value-type="string" office:string-value="'layout': 'outro', 'text': 'def/46.def.passed.text'">
            <text:p>'layout': 'outro', 'text': 'def/46.def.passed.text'</text:p>
          </table:table-cell>
          <table:table-cell table:style-name="Default" table:formula="oooc:=&quot;'layout': 'outro', 'text': '&quot;&amp;[.B223]&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224]&gt;9;&quot;&quot;;&quot;0&quot;)&amp;([.D224])&amp;&quot;.def&quot;" office:value-type="string" office:string-value="def/47.def">
            <text:p>def/47.def</text:p>
          </table:table-cell>
          <table:table-cell table:style-name="Default" table:formula="oooc:=VLOOKUP(INT(([.D224]+9)/10);[.A174:.B1180];2)&amp;&quot; - Day &quot;&amp;(MOD([.D224]-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D224]+9)/10)&amp;&quot;-&quot;&amp;(MOD([.D224]-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24]&amp;&quot;.passed.text'&quot;" office:value-type="string" office:string-value="'layout': 'outro', 'text': 'def/47.def.passed.text'">
            <text:p>'layout': 'outro', 'text': 'def/47.def.passed.text'</text:p>
          </table:table-cell>
          <table:table-cell table:style-name="Default" table:formula="oooc:=&quot;'layout': 'outro', 'text': '&quot;&amp;[.B224]&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225]&gt;9;&quot;&quot;;&quot;0&quot;)&amp;([.D225])&amp;&quot;.def&quot;" office:value-type="string" office:string-value="def/48.def">
            <text:p>def/48.def</text:p>
          </table:table-cell>
          <table:table-cell table:style-name="Default" table:formula="oooc:=VLOOKUP(INT(([.D225]+9)/10);[.A175:.B1181];2)&amp;&quot; - Day &quot;&amp;(MOD([.D225]-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D225]+9)/10)&amp;&quot;-&quot;&amp;(MOD([.D225]-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25]&amp;&quot;.passed.text'&quot;" office:value-type="string" office:string-value="'layout': 'outro', 'text': 'def/48.def.passed.text'">
            <text:p>'layout': 'outro', 'text': 'def/48.def.passed.text'</text:p>
          </table:table-cell>
          <table:table-cell table:style-name="Default" table:formula="oooc:=&quot;'layout': 'outro', 'text': '&quot;&amp;[.B225]&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226]&gt;9;&quot;&quot;;&quot;0&quot;)&amp;([.D226])&amp;&quot;.def&quot;" office:value-type="string" office:string-value="def/49.def">
            <text:p>def/49.def</text:p>
          </table:table-cell>
          <table:table-cell table:style-name="Default" table:formula="oooc:=VLOOKUP(INT(([.D226]+9)/10);[.A176:.B1182];2)&amp;&quot; - Day &quot;&amp;(MOD([.D226]-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D226]+9)/10)&amp;&quot;-&quot;&amp;(MOD([.D226]-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26]&amp;&quot;.passed.text'&quot;" office:value-type="string" office:string-value="'layout': 'outro', 'text': 'def/49.def.passed.text'">
            <text:p>'layout': 'outro', 'text': 'def/49.def.passed.text'</text:p>
          </table:table-cell>
          <table:table-cell table:style-name="Default" table:formula="oooc:=&quot;'layout': 'outro', 'text': '&quot;&amp;[.B226]&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227]&gt;9;&quot;&quot;;&quot;0&quot;)&amp;([.D227])&amp;&quot;.def&quot;" office:value-type="string" office:string-value="def/50.def">
            <text:p>def/50.def</text:p>
          </table:table-cell>
          <table:table-cell table:style-name="Default" table:formula="oooc:=VLOOKUP(INT(([.D227]+9)/10);[.A177:.B1183];2)&amp;&quot; - Day &quot;&amp;(MOD([.D227]-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D227]+9)/10)&amp;&quot;-&quot;&amp;(MOD([.D227]-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27]&amp;&quot;.passed.text'&quot;" office:value-type="string" office:string-value="'layout': 'outro', 'text': 'def/50.def.passed.text'">
            <text:p>'layout': 'outro', 'text': 'def/50.def.passed.text'</text:p>
          </table:table-cell>
          <table:table-cell table:style-name="Default" table:formula="oooc:=&quot;'layout': 'outro', 'text': '&quot;&amp;[.B227]&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Default"/>
          <table:table-cell table:number-columns-repeated="252"/>
        </table:table-row>
        <table:table-row table:style-name="ro2">
          <table:table-cell office:value-type="string">
            <text:p>string</text:p>
          </table:table-cell>
          <table:table-cell table:style-name="Default" table:formula="oooc:=&quot;            sum = &quot;&quot;[ '&quot;&amp;[.B218]&amp;&quot;', '&quot;&amp;[.B219]&amp;&quot;', '&quot;&amp;[.B220]&amp;&quot;', '&quot;&amp;[.B221]&amp;&quot;', '&quot;&amp;[.B222]&amp;&quot;', '&quot;&amp;[.B223]&amp;&quot;', '&quot;&amp;[.B224]&amp;&quot;', '&quot;&amp;[.B225]&amp;&quot;', '&quot;&amp;[.B226]&amp;&quot;', '&quot;&amp;[.B227]&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table-cell table:number-columns-repeated="252"/>
        </table:table-row>
        <table:table-row table:style-name="ro2">
          <table:table-cell office:value-type="string">
            <text:p>string</text:p>
          </table:table-cell>
          <table:table-cell office:value-type="string">
            <text:p><text:s text:c="12"/>x = "580" y = "350"</text:p>
          </table:table-cell>
          <table:table-cell table:style-name="Default"/>
          <table:table-cell table:number-columns-repeated="3"/>
          <table:table-cell table:style-name="ce183"/>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Default"/>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Default"/>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Default"/>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umScore = "100"</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showWinners = "no"</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1" layout = "episode-outro.hawaiian.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2" layout = "episode-outro.hawaiian.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3" layout = "episode-outro.hawaiian.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4" layout = "episode-outro.hawaiian.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passed.5" layout = "episode-outro.hawaiian.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failedText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1" layout = "episode-outro.failed.1"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2" layout = "episode-outro.failed.2"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3" layout = "episode-outro.failed.3"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4" layout = "episode-outro.failed.4"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5" layout = "episode-outro.failed.5"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6" layout = "episode-outro.failed.6"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6"/>text { str = "hawaiian.failed.7" layout = "episode-outro.failed.7" }</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ext:p>
          </table:table-cell>
          <table:table-cell table:style-name="ce183"/>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45, 'xy': (55, 360) }, 'Emma': { 'score': 35, 'xy': (350, 265) }, 'Jenny': { 'score': 1, 'xy': (130, 570) }, 'Lora': { 'score': 50, 'xy': (200, 260) }, 'Marty': { 'score': 30, 'xy': (417, 285) }, 'Max': { 'score': 40, 'xy': (270, 250) }, 'Ronald': { 'score': 95, 'xy': (60, 490) }, 'Steve': { 'score': 60, 'xy': (127, 285) }, }&quot; }">
            <text:p><text:s text:c="8"/>episode(American) { people= "{'Elisa': { 'score': 45, 'xy': (55, 360) }, 'Emma': { 'score': 35, 'xy': (350, 265) }, 'Jenny': { 'score': 1, 'xy': (130, 570) }, 'Lora': { 'score': 50, 'xy': (200, 260) }, 'Marty': { 'score': 30, 'xy': (417, 285) }, 'Max': { 'score': 40, 'xy': (270, 250) }, 'Ronald': { 'score': 95, 'xy': (60, 490) }, 'Steve': { 'score': 60, 'xy': (127, 285) }, }"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0, 'xy': (60, 370) }, 'Erica': { 'score': 35, 'xy': (65, 505) }, 'Jenny': { 'score': 1, 'xy': (130, 580) }, 'Lora': { 'score': 45, 'xy': (280, 245) }, 'Michael': { 'score': 55, 'xy': (195, 260) }, 'Nina': { 'score': 70, 'xy': (420, 295) }, 'Ronald': { 'score': 95, 'xy': (120, 295) }, 'Steve': { 'score': 30, 'xy': (355, 260) }, }&quot; }">
            <text:p><text:s text:c="8"/>episode(Mexican) { people= "{'Alex': { 'score': 40, 'xy': (60, 370) }, 'Erica': { 'score': 35, 'xy': (65, 505) }, 'Jenny': { 'score': 1, 'xy': (130, 580) }, 'Lora': { 'score': 45, 'xy': (280, 245) }, 'Michael': { 'score': 55, 'xy': (195, 260) }, 'Nina': { 'score': 70, 'xy': (420, 295) }, 'Ronald': { 'score': 95, 'xy': (120, 295) }, 'Steve': { 'score': 30, 'xy': (355, 260) }, }"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0, 'xy': (195, 260) }, 'Angela': { 'score': 45, 'xy': (125, 290) }, 'Jenny': { 'score': 1, 'xy': (130, 580) }, 'Michael': { 'score': 40, 'xy': (60, 360) }, 'Naomi': { 'score': 65, 'xy': (280, 250) }, 'Nina': { 'score': 35, 'xy': (435, 320) }, 'Ronald': { 'score': 95, 'xy': (60, 495) }, 'Sam': { 'score': 30, 'xy': (360, 260) }, }&quot; }">
            <text:p><text:s text:c="8"/>episode(Russian) { people= "{'Alban': { 'score': 80, 'xy': (195, 260) }, 'Angela': { 'score': 45, 'xy': (125, 290) }, 'Jenny': { 'score': 1, 'xy': (130, 580) }, 'Michael': { 'score': 40, 'xy': (60, 360) }, 'Naomi': { 'score': 65, 'xy': (280, 250) }, 'Nina': { 'score': 35, 'xy': (435, 320) }, 'Ronald': { 'score': 95, 'xy': (60, 495) }, 'Sam': { 'score': 30, 'xy': (360, 260) }, }"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5, 'xy': (270, 255) }, 'Jenny': { 'score': 1, 'xy': (130, 580) }, 'Mary': { 'score': 45, 'xy': (60, 365) }, 'Naomi': { 'score': 35, 'xy': (355, 265) }, 'Paula': { 'score': 90, 'xy': (195, 255) }, 'Peter': { 'score': 40, 'xy': (435, 325) }, 'Ronald': { 'score': 95, 'xy': (60, 495) }, 'Scott': { 'score': 30, 'xy': (115, 280) }, }&quot; }">
            <text:p><text:s text:c="8"/>episode(Japanese) { people= "{'Alban': { 'score': 85, 'xy': (270, 255) }, 'Jenny': { 'score': 1, 'xy': (130, 580) }, 'Mary': { 'score': 45, 'xy': (60, 365) }, 'Naomi': { 'score': 35, 'xy': (355, 265) }, 'Paula': { 'score': 90, 'xy': (195, 255) }, 'Peter': { 'score': 40, 'xy': (435, 325) }, 'Ronald': { 'score': 95, 'xy': (60, 495) }, 'Scott': { 'score': 30, 'xy': (115, 280) }, }"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5, 'xy': (60, 350) }, }&quot; }">
            <text:p><text:s text:c="8"/>episode(Hawaiian) { people= "{'Jenny': { 'score': 1, 'xy': (60, 520) }, 'Ronald': { 'score': 95, 'xy': (60, 350) }, }"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3"/>
        </table:table-row>
        <table:table-row table:style-name="ro2">
          <table:table-cell office:value-type="string">
            <text:p>string</text:p>
          </table:table-cell>
          <table:table-cell office:value-type="string">
            <text:p><text:s text:c="8"/>layout(episode-intro.1) { textFont = "arial-italic-18" textXY = "(270,30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intro.2) { textFont = "arial-italic-18" textXY = "(270,32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intro.3) { textFont = "arial-italic-18" textXY = "(270,3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4) { textFont = "arial-italic-18" textXY = "(270,37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5) { textFont = "arial-italic-18" textXY = "(270,40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6) { <text:s/>textFont = "arial-italic-18" textXY = "(270,425)"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office:value-type="string">
            <text:p><text:s text:c="8"/>layout(episode-intro.7) { textFont = "arial-italic-18" textXY = "(270,450)" textColor = "0x000000"hotspot = "scraft.HotspotCenter" }</text:p>
          </table:table-cell>
          <table:table-cell table:style-name="Default" table:number-columns-repeated="2"/>
          <table:table-cell table:number-columns-repeated="251"/>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1) { <text:s/>textFont = "arial-italic-18" textXY = "(210,36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2)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3) { <text:s/>textFont = "arial-italic-18" textXY = "(210,44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4) { textFont = "arial-italic-18" textXY = "(210,47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5) { textFont = "arial-italic-18" textXY = "(210,49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6) { textFont = "arial-italic-18" textXY = "(210,52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winners) { textFont = "arial-italic-18" textXY = "(210,390)" textColor = "0x993300"hotspot = "scraft.HotspotCenter"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layout(episode-outro.japanese.1) { <text:s/>textFont = "arial-italic-18" textXY = "(210,360)" textColor = "0x99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2) { <text:s/>textFont = "arial-italic-18" textXY = "(210,3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3) { <text:s/>textFont = "arial-italic-18" textXY = "(210,42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4) { textFont = "arial-italic-18" textXY = "(210,45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5) { textFont = "arial-italic-18" textXY = "(210,48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japanese.6) { textFont = "arial-italic-18" textXY = "(210,510)" textColor = "0x000000"hotspot = "scraft.HotspotCenter" }</text:p>
          </table:table-cell>
          <table:table-cell table:number-columns-repeated="253"/>
        </table:table-row>
        <table:table-row table:style-name="ro2">
          <table:table-cell office:value-type="string">
            <text:p>string</text:p>
          </table:table-cell>
          <table:table-cell table:style-name="Default"/>
          <table:table-cell table:number-columns-repeated="253"/>
        </table:table-row>
        <table:table-row table:style-name="ro2">
          <table:table-cell office:value-type="string">
            <text:p>string</text:p>
          </table:table-cell>
          <table:table-cell office:value-type="string">
            <text:p><text:s text:c="8"/>layout(episode-outro.hawaiian.1) { textFont = "arial-italic-20" textXY = "(210,370)" textColor = "0xcc33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hawaiian.2) { textFont = "arial-italic-20" textXY = "(210,40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3) { textFont = "arial-italic-20" textXY = "(210,44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4) { textFont = "arial-italic-20" textXY = "(210,47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hawaiian.5) { textFont = "arial-italic-20" textXY = "(210,510)" textColor = "0x000000"hotspot = "scraft.HotspotCenter" }</text:p>
          </table:table-cell>
          <table:table-cell table:style-name="Default" table:number-columns-repeated="253"/>
        </table:table-row>
        <table:table-row table:style-name="ro2">
          <table:table-cell office:value-type="string">
            <text:p>string</text:p>
          </table:table-cell>
          <table:table-cell table:style-name="Default" table:number-columns-repeated="254"/>
        </table:table-row>
        <table:table-row table:style-name="ro2">
          <table:table-cell office:value-type="string">
            <text:p>string</text:p>
          </table:table-cell>
          <table:table-cell office:value-type="string">
            <text:p><text:s text:c="8"/>layout(episode-outro.failed.1) { <text:s/>textFont = "arial-italic-18" textXY = "(210,365)"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2) { <text:s/>textFont = "arial-italic-18" textXY = "(210,390)" textColor = "0x000000"hotspot = "scraft.HotspotCenter" }</text:p>
          </table:table-cell>
          <table:table-cell table:style-name="Default" table:number-columns-repeated="253"/>
        </table:table-row>
        <table:table-row table:style-name="ro2">
          <table:table-cell office:value-type="string">
            <text:p>string</text:p>
          </table:table-cell>
          <table:table-cell office:value-type="string">
            <text:p><text:s text:c="8"/>layout(episode-outro.failed.3) { <text:s/>textFont = "arial-italic-18" textXY = "(210,4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4) { textFont = "arial-italic-18" textXY = "(210,44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5) { textFont = "arial-italic-18" textXY = "(210,46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6) { textFont = "arial-italic-18" textXY = "(210,490)"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8"/>layout(episode-outro.failed.7) { textFont = "arial-italic-18" textXY = "(210,515)" textColor = "0x000000"hotspot = "scraft.HotspotCenter" }</text:p>
          </table:table-cell>
          <table:table-cell table:number-columns-repeated="253"/>
        </table:table-row>
        <table:table-row table:style-name="ro2">
          <table:table-cell office:value-type="string">
            <text:p>string</text:p>
          </table:table-cell>
          <table:table-cell office:value-type="string">
            <text:p><text:s text:c="4"/>}</text:p>
          </table:table-cell>
          <table:table-cell table:style-name="Default" table:number-columns-repeated="253"/>
        </table:table-row>
        <table:table-row table:style-name="ro2">
          <table:table-cell office:value-type="string">
            <text:p>string</text:p>
          </table:table-cell>
          <table:table-cell/>
          <table:table-cell table:style-name="Default" table:number-columns-repeated="253"/>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number-columns-repeated="253"/>
        </table:table-row>
        <table:table-row table:style-name="ro2">
          <table:table-cell table:number-columns-repeated="255"/>
        </table:table-row>
        <table:table-row table:style-name="ro2">
          <table:table-cell table:style-name="ce181" office:value-type="string">
            <text:p>episode no</text:p>
          </table:table-cell>
          <table:table-cell table:style-name="ce182" office:value-type="string">
            <text:p>restaurant name</text:p>
          </table:table-cell>
          <table:table-cell table:number-columns-repeated="253"/>
        </table:table-row>
        <table:table-row table:style-name="ro2">
          <table:table-cell table:style-name="ce181" office:value-type="float" office:value="1">
            <text:p>1</text:p>
          </table:table-cell>
          <table:table-cell table:style-name="ce182" office:value-type="string">
            <text:p>Rocky Ranch</text:p>
          </table:table-cell>
          <table:table-cell table:number-columns-repeated="253"/>
        </table:table-row>
        <table:table-row table:style-name="ro2">
          <table:table-cell table:style-name="ce181" office:value-type="float" office:value="2">
            <text:p>2</text:p>
          </table:table-cell>
          <table:table-cell table:style-name="ce182" office:value-type="string">
            <text:p>Lemon Lime</text:p>
          </table:table-cell>
          <table:table-cell table:number-columns-repeated="253"/>
        </table:table-row>
        <table:table-row table:style-name="ro2">
          <table:table-cell table:style-name="ce181" office:value-type="float" office:value="3">
            <text:p>3</text:p>
          </table:table-cell>
          <table:table-cell table:style-name="ce182" office:value-type="string">
            <text:p>Bread &amp; Butter</text:p>
          </table:table-cell>
          <table:table-cell table:number-columns-repeated="253"/>
        </table:table-row>
        <table:table-row table:style-name="ro2">
          <table:table-cell table:style-name="ce181" office:value-type="float" office:value="4">
            <text:p>4</text:p>
          </table:table-cell>
          <table:table-cell table:style-name="ce182" office:value-type="string">
            <text:p>Sushi Side</text:p>
          </table:table-cell>
          <table:table-cell table:number-columns-repeated="253"/>
        </table:table-row>
        <table:table-row table:style-name="ro2">
          <table:table-cell table:style-name="ce181" office:value-type="float" office:value="5">
            <text:p>5</text:p>
          </table:table-cell>
          <table:table-cell table:style-name="ce182" office:value-type="string">
            <text:p>Tiki Time</text:p>
          </table:table-cell>
          <table:table-cell table:number-columns-repeated="253"/>
        </table:table-row>
        <table:table-row table:style-name="ro2" table:number-rows-repeated="65192">
          <table:table-cell table:number-columns-repeated="255"/>
        </table:table-row>
        <table:table-row table:style-name="ro2">
          <table:table-cell table:number-columns-repeated="255"/>
        </table:table-row>
      </table:table>
      <table:table table:name="People" table:style-name="ta1" table:print="false">
        <table:table-column table:style-name="co28"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0">
            <text:p>80</text:p>
          </table:table-cell>
          <table:table-cell table:style-name="ce184" office:value-type="float" office:value="85">
            <text:p>85</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0">
            <text:p>40</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45">
            <text:p>45</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45">
            <text:p>45</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35">
            <text:p>35</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35">
            <text:p>35</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50">
            <text:p>50</text:p>
          </table:table-cell>
          <table:table-cell table:style-name="ce184" office:value-type="float" office:value="45">
            <text:p>45</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0">
            <text:p>30</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45">
            <text:p>45</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0">
            <text:p>40</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55">
            <text:p>55</text:p>
          </table:table-cell>
          <table:table-cell table:style-name="ce184" office:value-type="float" office:value="40">
            <text:p>40</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65">
            <text:p>65</text:p>
          </table:table-cell>
          <table:table-cell table:style-name="ce184" office:value-type="float" office:value="35">
            <text:p>35</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0">
            <text:p>70</text:p>
          </table:table-cell>
          <table:table-cell table:style-name="ce184" office:value-type="float" office:value="35">
            <text:p>35</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0">
            <text:p>90</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0">
            <text:p>40</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5">
            <text:p>95</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0">
            <text:p>30</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0">
            <text:p>30</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0">
            <text:p>60</text:p>
          </table:table-cell>
          <table:table-cell table:style-name="ce184" office:value-type="float" office:value="30">
            <text:p>30</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45, 'xy': (55, 360) }, 'Emma': { 'score': 35, 'xy': (350, 265) }, 'Jenny': { 'score': 1, 'xy': (130, 570) }, 'Lora': { 'score': 50, 'xy': (200, 260) }, 'Marty': { 'score': 30, 'xy': (417, 285) }, 'Max': { 'score': 40, 'xy': (270, 250) }, 'Ronald': { 'score': 95, 'xy': (60, 490) }, 'Steve': { 'score': 60, 'xy': (127, 285) }, ">
            <text:p>'Elisa': { 'score': 45, 'xy': (55, 360) }, 'Emma': { 'score': 35, 'xy': (350, 265) }, 'Jenny': { 'score': 1, 'xy': (130, 570) }, 'Lora': { 'score': 50, 'xy': (200, 260) }, 'Marty': { 'score': 30, 'xy': (417, 285) }, 'Max': { 'score': 40, 'xy': (270, 250) }, 'Ronald': { 'score': 95, 'xy': (60, 490) }, 'Steve': { 'score': 60, 'xy': (127, 285) }, </text:p>
          </table:table-cell>
          <table:table-cell table:formula="oooc:=CONCATENATE([.C52];[.C53];[.C54];[.C55];[.C56];[.C57];[.C58];[.C59];[.C60];[.C61];[.C62];[.C63];[.C64];[.C65];[.C66];[.C67];[.C68];[.C69];[.C70];[.C71])" office:value-type="string" office:string-value="'Alex': { 'score': 40, 'xy': (60, 370) }, 'Erica': { 'score': 35, 'xy': (65, 505) }, 'Jenny': { 'score': 1, 'xy': (130, 580) }, 'Lora': { 'score': 45, 'xy': (280, 245) }, 'Michael': { 'score': 55, 'xy': (195, 260) }, 'Nina': { 'score': 70, 'xy': (420, 295) }, 'Ronald': { 'score': 95, 'xy': (120, 295) }, 'Steve': { 'score': 30, 'xy': (355, 260) }, ">
            <text:p>'Alex': { 'score': 40, 'xy': (60, 370) }, 'Erica': { 'score': 35, 'xy': (65, 505) }, 'Jenny': { 'score': 1, 'xy': (130, 580) }, 'Lora': { 'score': 45, 'xy': (280, 245) }, 'Michael': { 'score': 55, 'xy': (195, 260) }, 'Nina': { 'score': 70, 'xy': (420, 295) }, 'Ronald': { 'score': 95, 'xy': (120, 295) }, 'Steve': { 'score': 30, 'xy': (355, 260) }, </text:p>
          </table:table-cell>
          <table:table-cell table:formula="oooc:=CONCATENATE([.D52];[.D53];[.D54];[.D55];[.D56];[.D57];[.D58];[.D59];[.D60];[.D61];[.D62];[.D63];[.D64];[.D65];[.D66];[.D67];[.D68];[.D69];[.D70];[.D71])" office:value-type="string" office:string-value="'Alban': { 'score': 80, 'xy': (195, 260) }, 'Angela': { 'score': 45, 'xy': (125, 290) }, 'Jenny': { 'score': 1, 'xy': (130, 580) }, 'Michael': { 'score': 40, 'xy': (60, 360) }, 'Naomi': { 'score': 65, 'xy': (280, 250) }, 'Nina': { 'score': 35, 'xy': (435, 320) }, 'Ronald': { 'score': 95, 'xy': (60, 495) }, 'Sam': { 'score': 30, 'xy': (360, 260) }, ">
            <text:p>'Alban': { 'score': 80, 'xy': (195, 260) }, 'Angela': { 'score': 45, 'xy': (125, 290) }, 'Jenny': { 'score': 1, 'xy': (130, 580) }, 'Michael': { 'score': 40, 'xy': (60, 360) }, 'Naomi': { 'score': 65, 'xy': (280, 250) }, 'Nina': { 'score': 35, 'xy': (435, 320) }, 'Ronald': { 'score': 95, 'xy': (60, 495) }, 'Sam': { 'score': 30, 'xy': (360, 260) }, </text:p>
          </table:table-cell>
          <table:table-cell table:formula="oooc:=CONCATENATE([.E52];[.E53];[.E54];[.E55];[.E56];[.E57];[.E58];[.E59];[.E60];[.E61];[.E62];[.E63];[.E64];[.E65];[.E66];[.E67];[.E68];[.E69];[.E70];[.E71])" office:value-type="string" office:string-value="'Alban': { 'score': 85, 'xy': (270, 255) }, 'Jenny': { 'score': 1, 'xy': (130, 580) }, 'Mary': { 'score': 45, 'xy': (60, 365) }, 'Naomi': { 'score': 35, 'xy': (355, 265) }, 'Paula': { 'score': 90, 'xy': (195, 255) }, 'Peter': { 'score': 40, 'xy': (435, 325) }, 'Ronald': { 'score': 95, 'xy': (60, 495) }, 'Scott': { 'score': 30, 'xy': (115, 280) }, ">
            <text:p>'Alban': { 'score': 85, 'xy': (270, 255) }, 'Jenny': { 'score': 1, 'xy': (130, 580) }, 'Mary': { 'score': 45, 'xy': (60, 365) }, 'Naomi': { 'score': 35, 'xy': (355, 265) }, 'Paula': { 'score': 90, 'xy': (195, 255) }, 'Peter': { 'score': 40, 'xy': (435, 325) }, 'Ronald': { 'score': 95, 'xy': (60, 495) }, 'Scott': { 'score': 30, 'xy': (115, 280) }, </text:p>
          </table:table-cell>
          <table:table-cell table:formula="oooc:=CONCATENATE([.F52];[.F53];[.F54];[.F55];[.F56];[.F57];[.F58];[.F59];[.F60];[.F61];[.F62];[.F63];[.F64];[.F65];[.F66];[.F67];[.F68];[.F69];[.F70];[.F71])" office:value-type="string" office:string-value="'Jenny': { 'score': 1, 'xy': (60, 520) }, 'Ronald': { 'score': 95, 'xy': (60, 350) }, ">
            <text:p>'Jenny': { 'score': 1, 'xy': (60, 520) }, 'Ronald': { 'score': 95,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0, 'xy': (195, 260) }, ">
            <text:p>'Alban': { 'score': 80, 'xy': (195, 260) }, </text:p>
          </table:table-cell>
          <table:table-cell table:formula="oooc:=IF([.E2]&gt;0;&quot;'&quot;&amp;[.A2]&amp;&quot;': { 'score': &quot;&amp;[.E2]&amp;&quot;, 'xy': (&quot;&amp;[.E32]&amp;&quot;) }, &quot;;&quot;&quot;)" office:value-type="string" office:string-value="'Alban': { 'score': 85, 'xy': (270, 255) }, ">
            <text:p>'Alban': { 'score': 85,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0, 'xy': (60, 370) }, ">
            <text:p>'Alex': { 'score': 40,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45, 'xy': (125, 290) }, ">
            <text:p>'Angela': { 'score': 45,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45, 'xy': (55, 360) }, ">
            <text:p>'Elisa': { 'score': 45,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35, 'xy': (350, 265) }, ">
            <text:p>'Emma': { 'score': 35,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35, 'xy': (65, 505) }, ">
            <text:p>'Erica': { 'score': 35,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50, 'xy': (200, 260) }, ">
            <text:p>'Lora': { 'score': 50, 'xy': (200, 260) }, </text:p>
          </table:table-cell>
          <table:table-cell table:formula="oooc:=IF([.C9]&gt;0;&quot;'&quot;&amp;[.A9]&amp;&quot;': { 'score': &quot;&amp;[.C9]&amp;&quot;, 'xy': (&quot;&amp;[.C39]&amp;&quot;) }, &quot;;&quot;&quot;)" office:value-type="string" office:string-value="'Lora': { 'score': 45, 'xy': (280, 245) }, ">
            <text:p>'Lora': { 'score': 45,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0, 'xy': (417, 285) }, ">
            <text:p>'Marty': { 'score': 30,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45, 'xy': (60, 365) }, ">
            <text:p>'Mary': { 'score': 45,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0, 'xy': (270, 250) }, ">
            <text:p>'Max': { 'score': 40,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55, 'xy': (195, 260) }, ">
            <text:p>'Michael': { 'score': 55, 'xy': (195, 260) }, </text:p>
          </table:table-cell>
          <table:table-cell table:formula="oooc:=IF([.D13]&gt;0;&quot;'&quot;&amp;[.A13]&amp;&quot;': { 'score': &quot;&amp;[.D13]&amp;&quot;, 'xy': (&quot;&amp;[.D43]&amp;&quot;) }, &quot;;&quot;&quot;)" office:value-type="string" office:string-value="'Michael': { 'score': 40, 'xy': (60, 360) }, ">
            <text:p>'Michael': { 'score': 40,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65, 'xy': (280, 250) }, ">
            <text:p>'Naomi': { 'score': 65, 'xy': (280, 250) }, </text:p>
          </table:table-cell>
          <table:table-cell table:formula="oooc:=IF([.E14]&gt;0;&quot;'&quot;&amp;[.A14]&amp;&quot;': { 'score': &quot;&amp;[.E14]&amp;&quot;, 'xy': (&quot;&amp;[.E44]&amp;&quot;) }, &quot;;&quot;&quot;)" office:value-type="string" office:string-value="'Naomi': { 'score': 35, 'xy': (355, 265) }, ">
            <text:p>'Naomi': { 'score': 35,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0, 'xy': (420, 295) }, ">
            <text:p>'Nina': { 'score': 70, 'xy': (420, 295) }, </text:p>
          </table:table-cell>
          <table:table-cell table:formula="oooc:=IF([.D15]&gt;0;&quot;'&quot;&amp;[.A15]&amp;&quot;': { 'score': &quot;&amp;[.D15]&amp;&quot;, 'xy': (&quot;&amp;[.D45]&amp;&quot;) }, &quot;;&quot;&quot;)" office:value-type="string" office:string-value="'Nina': { 'score': 35, 'xy': (435, 320) }, ">
            <text:p>'Nina': { 'score': 35,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0, 'xy': (195, 255) }, ">
            <text:p>'Paula': { 'score': 90,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0, 'xy': (435, 325) }, ">
            <text:p>'Peter': { 'score': 40,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5, 'xy': (60, 490) }, ">
            <text:p>'Ronald': { 'score': 95, 'xy': (60, 490) }, </text:p>
          </table:table-cell>
          <table:table-cell table:formula="oooc:=IF([.C18]&gt;0;&quot;'&quot;&amp;[.A18]&amp;&quot;': { 'score': &quot;&amp;[.C18]&amp;&quot;, 'xy': (&quot;&amp;[.C48]&amp;&quot;) }, &quot;;&quot;&quot;)" office:value-type="string" office:string-value="'Ronald': { 'score': 95, 'xy': (120, 295) }, ">
            <text:p>'Ronald': { 'score': 95, 'xy': (120, 295) }, </text:p>
          </table:table-cell>
          <table:table-cell table:formula="oooc:=IF([.D18]&gt;0;&quot;'&quot;&amp;[.A18]&amp;&quot;': { 'score': &quot;&amp;[.D18]&amp;&quot;, 'xy': (&quot;&amp;[.D48]&amp;&quot;) }, &quot;;&quot;&quot;)" office:value-type="string" office:string-value="'Ronald': { 'score': 95, 'xy': (60, 495) }, ">
            <text:p>'Ronald': { 'score': 95, 'xy': (60, 495) }, </text:p>
          </table:table-cell>
          <table:table-cell table:formula="oooc:=IF([.E18]&gt;0;&quot;'&quot;&amp;[.A18]&amp;&quot;': { 'score': &quot;&amp;[.E18]&amp;&quot;, 'xy': (&quot;&amp;[.E48]&amp;&quot;) }, &quot;;&quot;&quot;)" office:value-type="string" office:string-value="'Ronald': { 'score': 95, 'xy': (60, 495) }, ">
            <text:p>'Ronald': { 'score': 95, 'xy': (60, 495) }, </text:p>
          </table:table-cell>
          <table:table-cell table:formula="oooc:=IF([.F18]&gt;0;&quot;'&quot;&amp;[.A18]&amp;&quot;': { 'score': &quot;&amp;[.F18]&amp;&quot;, 'xy': (&quot;&amp;[.F48]&amp;&quot;) }, &quot;;&quot;&quot;)" office:value-type="string" office:string-value="'Ronald': { 'score': 95, 'xy': (60, 350) }, ">
            <text:p>'Ronald': { 'score': 95,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0, 'xy': (360, 260) }, ">
            <text:p>'Sam': { 'score': 30,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0, 'xy': (115, 280) }, ">
            <text:p>'Scott': { 'score': 30,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0, 'xy': (127, 285) }, ">
            <text:p>'Steve': { 'score': 60, 'xy': (127, 285) }, </text:p>
          </table:table-cell>
          <table:table-cell table:formula="oooc:=IF([.C21]&gt;0;&quot;'&quot;&amp;[.A21]&amp;&quot;': { 'score': &quot;&amp;[.C21]&amp;&quot;, 'xy': (&quot;&amp;[.C51]&amp;&quot;) }, &quot;;&quot;&quot;)" office:value-type="string" office:string-value="'Steve': { 'score': 30, 'xy': (355, 260) }, ">
            <text:p>'Steve': { 'score': 30,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6]&amp;&quot;.intro.title&quot;" office:value-type="string" office:string-value="def/11.def.intro.title">
            <text:p>def/11.def.intro.title</text:p>
          </table:table-cell>
          <table:table-cell table:formula="oooc:=[LevelProgress.B76]&amp;&quot;.intro.text&quot;" office:value-type="string" office:string-value="def/11.def.intro.text">
            <text:p>def/11.def.intro.text</text:p>
          </table:table-cell>
          <table:table-cell table:number-columns-repeated="2"/>
          <table:table-cell table:formula="oooc:=[LevelProgress.B76]&amp;&quot;.passed.text&quot;" office:value-type="string" office:string-value="def/11.def.passed.text">
            <text:p>def/11.def.passed.text</text:p>
          </table:table-cell>
          <table:table-cell table:formula="oooc:=[LevelProgress.B76]&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7]&amp;&quot;.intro.title&quot;" office:value-type="string" office:string-value="def/12.def.intro.title">
            <text:p>def/12.def.intro.title</text:p>
          </table:table-cell>
          <table:table-cell table:formula="oooc:=[LevelProgress.B77]&amp;&quot;.intro.text&quot;" office:value-type="string" office:string-value="def/12.def.intro.text">
            <text:p>def/12.def.intro.text</text:p>
          </table:table-cell>
          <table:table-cell office:value-type="string">
            <text:p>bonus.bomb</text:p>
          </table:table-cell>
          <table:table-cell/>
          <table:table-cell table:formula="oooc:=[LevelProgress.B77]&amp;&quot;.passed.text&quot;" office:value-type="string" office:string-value="def/12.def.passed.text">
            <text:p>def/12.def.passed.text</text:p>
          </table:table-cell>
          <table:table-cell table:formula="oooc:=[LevelProgress.B77]&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78]&amp;&quot;.intro.title&quot;" office:value-type="string" office:string-value="def/13.def.intro.title">
            <text:p>def/13.def.intro.title</text:p>
          </table:table-cell>
          <table:table-cell table:formula="oooc:=[LevelProgress.B78]&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78]&amp;&quot;.passed.text&quot;" office:value-type="string" office:string-value="def/13.def.passed.text">
            <text:p>def/13.def.passed.text</text:p>
          </table:table-cell>
          <table:table-cell table:formula="oooc:=[LevelProgress.B78]&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79]&amp;&quot;.intro.title&quot;" office:value-type="string" office:string-value="def/14.def.intro.title">
            <text:p>def/14.def.intro.title</text:p>
          </table:table-cell>
          <table:table-cell table:formula="oooc:=[LevelProgress.B79]&amp;&quot;.intro.text&quot;" office:value-type="string" office:string-value="def/14.def.intro.text">
            <text:p>def/14.def.intro.text</text:p>
          </table:table-cell>
          <table:table-cell table:number-columns-repeated="2"/>
          <table:table-cell table:formula="oooc:=[LevelProgress.B79]&amp;&quot;.passed.text&quot;" office:value-type="string" office:string-value="def/14.def.passed.text">
            <text:p>def/14.def.passed.text</text:p>
          </table:table-cell>
          <table:table-cell table:formula="oooc:=[LevelProgress.B79]&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0]&amp;&quot;.intro.title&quot;" office:value-type="string" office:string-value="def/15.def.intro.title">
            <text:p>def/15.def.intro.title</text:p>
          </table:table-cell>
          <table:table-cell table:formula="oooc:=[LevelProgress.B80]&amp;&quot;.intro.text&quot;" office:value-type="string" office:string-value="def/15.def.intro.text">
            <text:p>def/15.def.intro.text</text:p>
          </table:table-cell>
          <table:table-cell office:value-type="string">
            <text:p>bonus.scrollback</text:p>
          </table:table-cell>
          <table:table-cell/>
          <table:table-cell table:formula="oooc:=[LevelProgress.B80]&amp;&quot;.passed.text&quot;" office:value-type="string" office:string-value="def/15.def.passed.text">
            <text:p>def/15.def.passed.text</text:p>
          </table:table-cell>
          <table:table-cell table:formula="oooc:=[LevelProgress.B80]&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1]&amp;&quot;.intro.title&quot;" office:value-type="string" office:string-value="def/16.def.intro.title">
            <text:p>def/16.def.intro.title</text:p>
          </table:table-cell>
          <table:table-cell table:formula="oooc:=[LevelProgress.B81]&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1]&amp;&quot;.passed.text&quot;" office:value-type="string" office:string-value="def/16.def.passed.text">
            <text:p>def/16.def.passed.text</text:p>
          </table:table-cell>
          <table:table-cell table:formula="oooc:=[LevelProgress.B81]&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2]&amp;&quot;.intro.title&quot;" office:value-type="string" office:string-value="def/17.def.intro.title">
            <text:p>def/17.def.intro.title</text:p>
          </table:table-cell>
          <table:table-cell table:formula="oooc:=[LevelProgress.B82]&amp;&quot;.intro.text&quot;" office:value-type="string" office:string-value="def/17.def.intro.text">
            <text:p>def/17.def.intro.text</text:p>
          </table:table-cell>
          <table:table-cell table:number-columns-repeated="2"/>
          <table:table-cell table:formula="oooc:=[LevelProgress.B82]&amp;&quot;.passed.text&quot;" office:value-type="string" office:string-value="def/17.def.passed.text">
            <text:p>def/17.def.passed.text</text:p>
          </table:table-cell>
          <table:table-cell table:formula="oooc:=[LevelProgress.B82]&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3]&amp;&quot;.intro.title&quot;" office:value-type="string" office:string-value="def/18.def.intro.title">
            <text:p>def/18.def.intro.title</text:p>
          </table:table-cell>
          <table:table-cell table:formula="oooc:=[LevelProgress.B83]&amp;&quot;.intro.text&quot;" office:value-type="string" office:string-value="def/18.def.intro.text">
            <text:p>def/18.def.intro.text</text:p>
          </table:table-cell>
          <table:table-cell table:number-columns-repeated="2"/>
          <table:table-cell table:formula="oooc:=[LevelProgress.B83]&amp;&quot;.passed.text&quot;" office:value-type="string" office:string-value="def/18.def.passed.text">
            <text:p>def/18.def.passed.text</text:p>
          </table:table-cell>
          <table:table-cell table:formula="oooc:=[LevelProgress.B83]&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4]&amp;&quot;.intro.title&quot;" office:value-type="string" office:string-value="def/19.def.intro.title">
            <text:p>def/19.def.intro.title</text:p>
          </table:table-cell>
          <table:table-cell table:formula="oooc:=[LevelProgress.B84]&amp;&quot;.intro.text&quot;" office:value-type="string" office:string-value="def/19.def.intro.text">
            <text:p>def/19.def.intro.text</text:p>
          </table:table-cell>
          <table:table-cell table:number-columns-repeated="2"/>
          <table:table-cell table:formula="oooc:=[LevelProgress.B84]&amp;&quot;.passed.text&quot;" office:value-type="string" office:string-value="def/19.def.passed.text">
            <text:p>def/19.def.passed.text</text:p>
          </table:table-cell>
          <table:table-cell table:formula="oooc:=[LevelProgress.B84]&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5]&amp;&quot;.intro.title&quot;" office:value-type="string" office:string-value="def/20.def.intro.title">
            <text:p>def/20.def.intro.title</text:p>
          </table:table-cell>
          <table:table-cell table:formula="oooc:=[LevelProgress.B85]&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5]&amp;&quot;.passed.text&quot;" office:value-type="string" office:string-value="def/20.def.passed.text">
            <text:p>def/20.def.passed.text</text:p>
          </table:table-cell>
          <table:table-cell table:formula="oooc:=[LevelProgress.B85]&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0]&amp;&quot;.intro.title&quot;" office:value-type="string" office:string-value="def/21.def.intro.title">
            <text:p>def/21.def.intro.title</text:p>
          </table:table-cell>
          <table:table-cell table:formula="oooc:=[LevelProgress.B120]&amp;&quot;.intro.text&quot;" office:value-type="string" office:string-value="def/21.def.intro.text">
            <text:p>def/21.def.intro.text</text:p>
          </table:table-cell>
          <table:table-cell table:number-columns-repeated="2"/>
          <table:table-cell table:formula="oooc:=[LevelProgress.B120]&amp;&quot;.passed.text&quot;" office:value-type="string" office:string-value="def/21.def.passed.text">
            <text:p>def/21.def.passed.text</text:p>
          </table:table-cell>
          <table:table-cell table:formula="oooc:=[LevelProgress.B120]&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1]&amp;&quot;.intro.title&quot;" office:value-type="string" office:string-value="def/22.def.intro.title">
            <text:p>def/22.def.intro.title</text:p>
          </table:table-cell>
          <table:table-cell table:formula="oooc:=[LevelProgress.B121]&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1]&amp;&quot;.passed.text&quot;" office:value-type="string" office:string-value="def/22.def.passed.text">
            <text:p>def/22.def.passed.text</text:p>
          </table:table-cell>
          <table:table-cell table:formula="oooc:=[LevelProgress.B121]&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2]&amp;&quot;.intro.title&quot;" office:value-type="string" office:string-value="def/23.def.intro.title">
            <text:p>def/23.def.intro.title</text:p>
          </table:table-cell>
          <table:table-cell table:formula="oooc:=[LevelProgress.B122]&amp;&quot;.intro.text&quot;" office:value-type="string" office:string-value="def/23.def.intro.text">
            <text:p>def/23.def.intro.text</text:p>
          </table:table-cell>
          <table:table-cell table:number-columns-repeated="2"/>
          <table:table-cell table:formula="oooc:=[LevelProgress.B122]&amp;&quot;.passed.text&quot;" office:value-type="string" office:string-value="def/23.def.passed.text">
            <text:p>def/23.def.passed.text</text:p>
          </table:table-cell>
          <table:table-cell table:formula="oooc:=[LevelProgress.B122]&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3]&amp;&quot;.intro.title&quot;" office:value-type="string" office:string-value="def/24.def.intro.title">
            <text:p>def/24.def.intro.title</text:p>
          </table:table-cell>
          <table:table-cell table:formula="oooc:=[LevelProgress.B123]&amp;&quot;.intro.text&quot;" office:value-type="string" office:string-value="def/24.def.intro.text">
            <text:p>def/24.def.intro.text</text:p>
          </table:table-cell>
          <table:table-cell office:value-type="string">
            <text:p>bonus.gift</text:p>
          </table:table-cell>
          <table:table-cell/>
          <table:table-cell table:formula="oooc:=[LevelProgress.B123]&amp;&quot;.passed.text&quot;" office:value-type="string" office:string-value="def/24.def.passed.text">
            <text:p>def/24.def.passed.text</text:p>
          </table:table-cell>
          <table:table-cell table:formula="oooc:=[LevelProgress.B123]&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4]&amp;&quot;.intro.title&quot;" office:value-type="string" office:string-value="def/25.def.intro.title">
            <text:p>def/25.def.intro.title</text:p>
          </table:table-cell>
          <table:table-cell table:formula="oooc:=[LevelProgress.B124]&amp;&quot;.intro.text&quot;" office:value-type="string" office:string-value="def/25.def.intro.text">
            <text:p>def/25.def.intro.text</text:p>
          </table:table-cell>
          <table:table-cell table:number-columns-repeated="2"/>
          <table:table-cell table:formula="oooc:=[LevelProgress.B124]&amp;&quot;.passed.text&quot;" office:value-type="string" office:string-value="def/25.def.passed.text">
            <text:p>def/25.def.passed.text</text:p>
          </table:table-cell>
          <table:table-cell table:formula="oooc:=[LevelProgress.B124]&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5]&amp;&quot;.intro.title&quot;" office:value-type="string" office:string-value="def/26.def.intro.title">
            <text:p>def/26.def.intro.title</text:p>
          </table:table-cell>
          <table:table-cell table:formula="oooc:=[LevelProgress.B125]&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5]&amp;&quot;.passed.text&quot;" office:value-type="string" office:string-value="def/26.def.passed.text">
            <text:p>def/26.def.passed.text</text:p>
          </table:table-cell>
          <table:table-cell table:formula="oooc:=[LevelProgress.B125]&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26]&amp;&quot;.intro.title&quot;" office:value-type="string" office:string-value="def/27.def.intro.title">
            <text:p>def/27.def.intro.title</text:p>
          </table:table-cell>
          <table:table-cell table:formula="oooc:=[LevelProgress.B126]&amp;&quot;.intro.text&quot;" office:value-type="string" office:string-value="def/27.def.intro.text">
            <text:p>def/27.def.intro.text</text:p>
          </table:table-cell>
          <table:table-cell table:number-columns-repeated="2"/>
          <table:table-cell table:formula="oooc:=[LevelProgress.B126]&amp;&quot;.passed.text&quot;" office:value-type="string" office:string-value="def/27.def.passed.text">
            <text:p>def/27.def.passed.text</text:p>
          </table:table-cell>
          <table:table-cell table:formula="oooc:=[LevelProgress.B126]&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27]&amp;&quot;.intro.title&quot;" office:value-type="string" office:string-value="def/28.def.intro.title">
            <text:p>def/28.def.intro.title</text:p>
          </table:table-cell>
          <table:table-cell table:formula="oooc:=[LevelProgress.B127]&amp;&quot;.intro.text&quot;" office:value-type="string" office:string-value="def/28.def.intro.text">
            <text:p>def/28.def.intro.text</text:p>
          </table:table-cell>
          <table:table-cell office:value-type="string">
            <text:p>bonus.shuffle</text:p>
          </table:table-cell>
          <table:table-cell/>
          <table:table-cell table:formula="oooc:=[LevelProgress.B127]&amp;&quot;.passed.text&quot;" office:value-type="string" office:string-value="def/28.def.passed.text">
            <text:p>def/28.def.passed.text</text:p>
          </table:table-cell>
          <table:table-cell table:formula="oooc:=[LevelProgress.B127]&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28]&amp;&quot;.intro.title&quot;" office:value-type="string" office:string-value="def/29.def.intro.title">
            <text:p>def/29.def.intro.title</text:p>
          </table:table-cell>
          <table:table-cell table:formula="oooc:=[LevelProgress.B128]&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28]&amp;&quot;.passed.text&quot;" office:value-type="string" office:string-value="def/29.def.passed.text">
            <text:p>def/29.def.passed.text</text:p>
          </table:table-cell>
          <table:table-cell table:formula="oooc:=[LevelProgress.B128]&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29]&amp;&quot;.intro.title&quot;" office:value-type="string" office:string-value="def/30.def.intro.title">
            <text:p>def/30.def.intro.title</text:p>
          </table:table-cell>
          <table:table-cell table:formula="oooc:=[LevelProgress.B129]&amp;&quot;.intro.text&quot;" office:value-type="string" office:string-value="def/30.def.intro.text">
            <text:p>def/30.def.intro.text</text:p>
          </table:table-cell>
          <table:table-cell table:number-columns-repeated="2"/>
          <table:table-cell table:formula="oooc:=[LevelProgress.B129]&amp;&quot;.passed.text&quot;" office:value-type="string" office:string-value="def/30.def.passed.text">
            <text:p>def/30.def.passed.text</text:p>
          </table:table-cell>
          <table:table-cell table:formula="oooc:=[LevelProgress.B129]&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64]&amp;&quot;.intro.title&quot;" office:value-type="string" office:string-value="def/31.def.intro.title">
            <text:p>def/31.def.intro.title</text:p>
          </table:table-cell>
          <table:table-cell table:formula="oooc:=[LevelProgress.B164]&amp;&quot;.intro.text&quot;" office:value-type="string" office:string-value="def/31.def.intro.text">
            <text:p>def/31.def.intro.text</text:p>
          </table:table-cell>
          <table:table-cell table:number-columns-repeated="2"/>
          <table:table-cell table:formula="oooc:=[LevelProgress.B164]&amp;&quot;.passed.text&quot;" office:value-type="string" office:string-value="def/31.def.passed.text">
            <text:p>def/31.def.passed.text</text:p>
          </table:table-cell>
          <table:table-cell table:formula="oooc:=[LevelProgress.B164]&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65]&amp;&quot;.intro.title&quot;" office:value-type="string" office:string-value="def/32.def.intro.title">
            <text:p>def/32.def.intro.title</text:p>
          </table:table-cell>
          <table:table-cell table:formula="oooc:=[LevelProgress.B165]&amp;&quot;.intro.text&quot;" office:value-type="string" office:string-value="def/32.def.intro.text">
            <text:p>def/32.def.intro.text</text:p>
          </table:table-cell>
          <table:table-cell table:number-columns-repeated="2"/>
          <table:table-cell table:formula="oooc:=[LevelProgress.B165]&amp;&quot;.passed.text&quot;" office:value-type="string" office:string-value="def/32.def.passed.text">
            <text:p>def/32.def.passed.text</text:p>
          </table:table-cell>
          <table:table-cell table:formula="oooc:=[LevelProgress.B165]&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66]&amp;&quot;.intro.title&quot;" office:value-type="string" office:string-value="def/33.def.intro.title">
            <text:p>def/33.def.intro.title</text:p>
          </table:table-cell>
          <table:table-cell table:formula="oooc:=[LevelProgress.B166]&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66]&amp;&quot;.passed.text&quot;" office:value-type="string" office:string-value="def/33.def.passed.text">
            <text:p>def/33.def.passed.text</text:p>
          </table:table-cell>
          <table:table-cell table:formula="oooc:=[LevelProgress.B166]&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67]&amp;&quot;.intro.title&quot;" office:value-type="string" office:string-value="def/34.def.intro.title">
            <text:p>def/34.def.intro.title</text:p>
          </table:table-cell>
          <table:table-cell table:formula="oooc:=[LevelProgress.B167]&amp;&quot;.intro.text&quot;" office:value-type="string" office:string-value="def/34.def.intro.text">
            <text:p>def/34.def.intro.text</text:p>
          </table:table-cell>
          <table:table-cell office:value-type="string">
            <text:p>bonus.spoon</text:p>
          </table:table-cell>
          <table:table-cell/>
          <table:table-cell table:formula="oooc:=[LevelProgress.B167]&amp;&quot;.passed.text&quot;" office:value-type="string" office:string-value="def/34.def.passed.text">
            <text:p>def/34.def.passed.text</text:p>
          </table:table-cell>
          <table:table-cell table:formula="oooc:=[LevelProgress.B167]&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68]&amp;&quot;.intro.title&quot;" office:value-type="string" office:string-value="def/35.def.intro.title">
            <text:p>def/35.def.intro.title</text:p>
          </table:table-cell>
          <table:table-cell table:formula="oooc:=[LevelProgress.B168]&amp;&quot;.intro.text&quot;" office:value-type="string" office:string-value="def/35.def.intro.text">
            <text:p>def/35.def.intro.text</text:p>
          </table:table-cell>
          <table:table-cell table:number-columns-repeated="2"/>
          <table:table-cell table:formula="oooc:=[LevelProgress.B168]&amp;&quot;.passed.text&quot;" office:value-type="string" office:string-value="def/35.def.passed.text">
            <text:p>def/35.def.passed.text</text:p>
          </table:table-cell>
          <table:table-cell table:formula="oooc:=[LevelProgress.B168]&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69]&amp;&quot;.intro.title&quot;" office:value-type="string" office:string-value="def/36.def.intro.title">
            <text:p>def/36.def.intro.title</text:p>
          </table:table-cell>
          <table:table-cell table:formula="oooc:=[LevelProgress.B169]&amp;&quot;.intro.text&quot;" office:value-type="string" office:string-value="def/36.def.intro.text">
            <text:p>def/36.def.intro.text</text:p>
          </table:table-cell>
          <table:table-cell table:number-columns-repeated="2"/>
          <table:table-cell table:formula="oooc:=[LevelProgress.B169]&amp;&quot;.passed.text&quot;" office:value-type="string" office:string-value="def/36.def.passed.text">
            <text:p>def/36.def.passed.text</text:p>
          </table:table-cell>
          <table:table-cell table:formula="oooc:=[LevelProgress.B169]&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0]&amp;&quot;.intro.title&quot;" office:value-type="string" office:string-value="def/37.def.intro.title">
            <text:p>def/37.def.intro.title</text:p>
          </table:table-cell>
          <table:table-cell table:formula="oooc:=[LevelProgress.B170]&amp;&quot;.intro.text&quot;" office:value-type="string" office:string-value="def/37.def.intro.text">
            <text:p>def/37.def.intro.text</text:p>
          </table:table-cell>
          <table:table-cell office:value-type="string">
            <text:p>bonus.heart</text:p>
          </table:table-cell>
          <table:table-cell/>
          <table:table-cell table:formula="oooc:=[LevelProgress.B170]&amp;&quot;.passed.text&quot;" office:value-type="string" office:string-value="def/37.def.passed.text">
            <text:p>def/37.def.passed.text</text:p>
          </table:table-cell>
          <table:table-cell table:formula="oooc:=[LevelProgress.B170]&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1]&amp;&quot;.intro.title&quot;" office:value-type="string" office:string-value="def/38.def.intro.title">
            <text:p>def/38.def.intro.title</text:p>
          </table:table-cell>
          <table:table-cell table:formula="oooc:=[LevelProgress.B171]&amp;&quot;.intro.text&quot;" office:value-type="string" office:string-value="def/38.def.intro.text">
            <text:p>def/38.def.intro.text</text:p>
          </table:table-cell>
          <table:table-cell table:number-columns-repeated="2"/>
          <table:table-cell table:formula="oooc:=[LevelProgress.B171]&amp;&quot;.passed.text&quot;" office:value-type="string" office:string-value="def/38.def.passed.text">
            <text:p>def/38.def.passed.text</text:p>
          </table:table-cell>
          <table:table-cell table:formula="oooc:=[LevelProgress.B171]&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2]&amp;&quot;.intro.title&quot;" office:value-type="string" office:string-value="def/39.def.intro.title">
            <text:p>def/39.def.intro.title</text:p>
          </table:table-cell>
          <table:table-cell table:formula="oooc:=[LevelProgress.B172]&amp;&quot;.intro.text&quot;" office:value-type="string" office:string-value="def/39.def.intro.text">
            <text:p>def/39.def.intro.text</text:p>
          </table:table-cell>
          <table:table-cell table:number-columns-repeated="2"/>
          <table:table-cell table:formula="oooc:=[LevelProgress.B172]&amp;&quot;.passed.text&quot;" office:value-type="string" office:string-value="def/39.def.passed.text">
            <text:p>def/39.def.passed.text</text:p>
          </table:table-cell>
          <table:table-cell table:formula="oooc:=[LevelProgress.B172]&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3]&amp;&quot;.intro.title&quot;" office:value-type="string" office:string-value="def/40.def.intro.title">
            <text:p>def/40.def.intro.title</text:p>
          </table:table-cell>
          <table:table-cell table:formula="oooc:=[LevelProgress.B173]&amp;&quot;.intro.text&quot;" office:value-type="string" office:string-value="def/40.def.intro.text">
            <text:p>def/40.def.intro.text</text:p>
          </table:table-cell>
          <table:table-cell table:number-columns-repeated="2"/>
          <table:table-cell table:formula="oooc:=[LevelProgress.B173]&amp;&quot;.passed.text&quot;" office:value-type="string" office:string-value="def/40.def.passed.text">
            <text:p>def/40.def.passed.text</text:p>
          </table:table-cell>
          <table:table-cell table:formula="oooc:=[LevelProgress.B173]&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18]&amp;&quot;.intro.title&quot;" office:value-type="string" office:string-value="def/41.def.intro.title">
            <text:p>def/41.def.intro.title</text:p>
          </table:table-cell>
          <table:table-cell table:formula="oooc:=[LevelProgress.B218]&amp;&quot;.intro.text&quot;" office:value-type="string" office:string-value="def/41.def.intro.text">
            <text:p>def/41.def.intro.text</text:p>
          </table:table-cell>
          <table:table-cell table:number-columns-repeated="2"/>
          <table:table-cell table:formula="oooc:=[LevelProgress.B218]&amp;&quot;.passed.text&quot;" office:value-type="string" office:string-value="def/41.def.passed.text">
            <text:p>def/41.def.passed.text</text:p>
          </table:table-cell>
          <table:table-cell table:formula="oooc:=[LevelProgress.B218]&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19]&amp;&quot;.intro.title&quot;" office:value-type="string" office:string-value="def/42.def.intro.title">
            <text:p>def/42.def.intro.title</text:p>
          </table:table-cell>
          <table:table-cell table:formula="oooc:=[LevelProgress.B219]&amp;&quot;.intro.text&quot;" office:value-type="string" office:string-value="def/42.def.intro.text">
            <text:p>def/42.def.intro.text</text:p>
          </table:table-cell>
          <table:table-cell table:number-columns-repeated="2"/>
          <table:table-cell table:formula="oooc:=[LevelProgress.B219]&amp;&quot;.passed.text&quot;" office:value-type="string" office:string-value="def/42.def.passed.text">
            <text:p>def/42.def.passed.text</text:p>
          </table:table-cell>
          <table:table-cell table:formula="oooc:=[LevelProgress.B219]&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0]&amp;&quot;.intro.title&quot;" office:value-type="string" office:string-value="def/43.def.intro.title">
            <text:p>def/43.def.intro.title</text:p>
          </table:table-cell>
          <table:table-cell table:formula="oooc:=[LevelProgress.B220]&amp;&quot;.intro.text&quot;" office:value-type="string" office:string-value="def/43.def.intro.text">
            <text:p>def/43.def.intro.text</text:p>
          </table:table-cell>
          <table:table-cell table:number-columns-repeated="2"/>
          <table:table-cell table:formula="oooc:=[LevelProgress.B220]&amp;&quot;.passed.text&quot;" office:value-type="string" office:string-value="def/43.def.passed.text">
            <text:p>def/43.def.passed.text</text:p>
          </table:table-cell>
          <table:table-cell table:formula="oooc:=[LevelProgress.B220]&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1]&amp;&quot;.intro.title&quot;" office:value-type="string" office:string-value="def/44.def.intro.title">
            <text:p>def/44.def.intro.title</text:p>
          </table:table-cell>
          <table:table-cell table:formula="oooc:=[LevelProgress.B221]&amp;&quot;.intro.text&quot;" office:value-type="string" office:string-value="def/44.def.intro.text">
            <text:p>def/44.def.intro.text</text:p>
          </table:table-cell>
          <table:table-cell table:number-columns-repeated="2"/>
          <table:table-cell table:formula="oooc:=[LevelProgress.B221]&amp;&quot;.passed.text&quot;" office:value-type="string" office:string-value="def/44.def.passed.text">
            <text:p>def/44.def.passed.text</text:p>
          </table:table-cell>
          <table:table-cell table:formula="oooc:=[LevelProgress.B221]&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22]&amp;&quot;.intro.title&quot;" office:value-type="string" office:string-value="def/45.def.intro.title">
            <text:p>def/45.def.intro.title</text:p>
          </table:table-cell>
          <table:table-cell table:formula="oooc:=[LevelProgress.B222]&amp;&quot;.intro.text&quot;" office:value-type="string" office:string-value="def/45.def.intro.text">
            <text:p>def/45.def.intro.text</text:p>
          </table:table-cell>
          <table:table-cell table:number-columns-repeated="2"/>
          <table:table-cell table:formula="oooc:=[LevelProgress.B222]&amp;&quot;.passed.text&quot;" office:value-type="string" office:string-value="def/45.def.passed.text">
            <text:p>def/45.def.passed.text</text:p>
          </table:table-cell>
          <table:table-cell table:formula="oooc:=[LevelProgress.B222]&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23]&amp;&quot;.intro.title&quot;" office:value-type="string" office:string-value="def/46.def.intro.title">
            <text:p>def/46.def.intro.title</text:p>
          </table:table-cell>
          <table:table-cell table:formula="oooc:=[LevelProgress.B223]&amp;&quot;.intro.text&quot;" office:value-type="string" office:string-value="def/46.def.intro.text">
            <text:p>def/46.def.intro.text</text:p>
          </table:table-cell>
          <table:table-cell table:number-columns-repeated="2"/>
          <table:table-cell table:formula="oooc:=[LevelProgress.B223]&amp;&quot;.passed.text&quot;" office:value-type="string" office:string-value="def/46.def.passed.text">
            <text:p>def/46.def.passed.text</text:p>
          </table:table-cell>
          <table:table-cell table:formula="oooc:=[LevelProgress.B223]&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24]&amp;&quot;.intro.title&quot;" office:value-type="string" office:string-value="def/47.def.intro.title">
            <text:p>def/47.def.intro.title</text:p>
          </table:table-cell>
          <table:table-cell table:formula="oooc:=[LevelProgress.B224]&amp;&quot;.intro.text&quot;" office:value-type="string" office:string-value="def/47.def.intro.text">
            <text:p>def/47.def.intro.text</text:p>
          </table:table-cell>
          <table:table-cell table:number-columns-repeated="2"/>
          <table:table-cell table:formula="oooc:=[LevelProgress.B224]&amp;&quot;.passed.text&quot;" office:value-type="string" office:string-value="def/47.def.passed.text">
            <text:p>def/47.def.passed.text</text:p>
          </table:table-cell>
          <table:table-cell table:formula="oooc:=[LevelProgress.B224]&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25]&amp;&quot;.intro.title&quot;" office:value-type="string" office:string-value="def/48.def.intro.title">
            <text:p>def/48.def.intro.title</text:p>
          </table:table-cell>
          <table:table-cell table:formula="oooc:=[LevelProgress.B225]&amp;&quot;.intro.text&quot;" office:value-type="string" office:string-value="def/48.def.intro.text">
            <text:p>def/48.def.intro.text</text:p>
          </table:table-cell>
          <table:table-cell table:number-columns-repeated="2"/>
          <table:table-cell table:formula="oooc:=[LevelProgress.B225]&amp;&quot;.passed.text&quot;" office:value-type="string" office:string-value="def/48.def.passed.text">
            <text:p>def/48.def.passed.text</text:p>
          </table:table-cell>
          <table:table-cell table:formula="oooc:=[LevelProgress.B225]&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26]&amp;&quot;.intro.title&quot;" office:value-type="string" office:string-value="def/49.def.intro.title">
            <text:p>def/49.def.intro.title</text:p>
          </table:table-cell>
          <table:table-cell table:formula="oooc:=[LevelProgress.B226]&amp;&quot;.intro.text&quot;" office:value-type="string" office:string-value="def/49.def.intro.text">
            <text:p>def/49.def.intro.text</text:p>
          </table:table-cell>
          <table:table-cell table:number-columns-repeated="2"/>
          <table:table-cell table:formula="oooc:=[LevelProgress.B226]&amp;&quot;.passed.text&quot;" office:value-type="string" office:string-value="def/49.def.passed.text">
            <text:p>def/49.def.passed.text</text:p>
          </table:table-cell>
          <table:table-cell table:formula="oooc:=[LevelProgress.B226]&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27]&amp;&quot;.intro.title&quot;" office:value-type="string" office:string-value="def/50.def.intro.title">
            <text:p>def/50.def.intro.title</text:p>
          </table:table-cell>
          <table:table-cell table:formula="oooc:=[LevelProgress.B227]&amp;&quot;.intro.text&quot;" office:value-type="string" office:string-value="def/50.def.intro.text">
            <text:p>def/50.def.intro.text</text:p>
          </table:table-cell>
          <table:table-cell table:number-columns-repeated="2"/>
          <table:table-cell table:formula="oooc:=[LevelProgress.B227]&amp;&quot;.passed.text&quot;" office:value-type="string" office:string-value="def/50.def.passed.text">
            <text:p>def/50.def.passed.text</text:p>
          </table:table-cell>
          <table:table-cell table:formula="oooc:=[LevelProgress.B227]&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table:number-columns-repeated="253"/>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number-columns-repeated="254"/>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89"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89"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1"/>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1"/>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1"/>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89"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89"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1"/>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1"/>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1"/>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1"/>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2"/>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1"/>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89"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89"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1"/>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1"/>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1"/>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2"/>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2"/>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1"/>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6]&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6]&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6]&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6]&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6]&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7]&amp;&quot;.intro.title&quot;" office:value-type="string" office:string-value="def/12.def.intro.title">
            <text:p>def/12.def.intro.title</text:p>
          </table:table-cell>
          <table:table-cell table:style-name="ce189"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7]&amp;&quot;.intro.text&quot;" office:value-type="string" office:string-value="def/12.def.intro.text">
            <text:p>def/12.def.intro.text</text:p>
          </table:table-cell>
          <table:table-cell table:style-name="ce189"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7]&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7]&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78]&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78]&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78]&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79]&amp;&quot;.intro.title&quot;" office:value-type="string" office:string-value="def/14.def.intro.title">
            <text:p>def/14.def.intro.title</text:p>
          </table:table-cell>
          <table:table-cell table:style-name="ce189"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79]&amp;&quot;.intro.text&quot;" office:value-type="string" office:string-value="def/14.def.intro.text">
            <text:p>def/14.def.intro.text</text:p>
          </table:table-cell>
          <table:table-cell table:style-name="ce189"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79]&amp;&quot;.passed.text&quot;" office:value-type="string" office:string-value="def/14.def.passed.text">
            <text:p>def/14.def.passed.text</text:p>
          </table:table-cell>
          <table:table-cell office:value-type="string">
            <text:p>Good work!</text:p>
          </table:table-cell>
          <table:table-cell table:style-name="ce193"/>
          <table:table-cell table:number-columns-repeated="253"/>
        </table:table-row>
        <table:table-row table:style-name="ro2">
          <table:table-cell table:formula="oooc:=[LevelProgress.B79]&amp;&quot;.expert.text&quot;" office:value-type="string" office:string-value="def/14.def.expert.text">
            <text:p>def/1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79]&amp;&quot;.failed.text&quot;" office:value-type="string" office:string-value="def/14.def.failed.text">
            <text:p>def/1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0]&amp;&quot;.intro.title&quot;" office:value-type="string" office:string-value="def/15.def.intro.title">
            <text:p>def/15.def.intro.title</text:p>
          </table:table-cell>
          <table:table-cell table:style-name="ce189"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0]&amp;&quot;.intro.text&quot;" office:value-type="string" office:string-value="def/15.def.intro.text">
            <text:p>def/15.def.intro.text</text:p>
          </table:table-cell>
          <table:table-cell table:style-name="ce189" office:value-type="string">
            <text:p>With this bonus, you can scroll the entire field backwards for 3 rows.</text:p>
          </table:table-cell>
          <table:table-cell table:style-name="ce188" table:number-columns-repeated="254"/>
        </table:table-row>
        <table:table-row table:style-name="ro2">
          <table:table-cell table:formula="oooc:=[LevelProgress.B80]&amp;&quot;.passed.text&quot;" office:value-type="string" office:string-value="def/15.def.passed.text">
            <text:p>def/15.def.passed.text</text:p>
          </table:table-cell>
          <table:table-cell office:value-type="string">
            <text:p>Good work!</text:p>
          </table:table-cell>
          <table:table-cell table:style-name="ce193"/>
          <table:table-cell table:number-columns-repeated="253"/>
        </table:table-row>
        <table:table-row table:style-name="ro2">
          <table:table-cell table:formula="oooc:=[LevelProgress.B80]&amp;&quot;.expert.text&quot;" office:value-type="string" office:string-value="def/15.def.expert.text">
            <text:p>def/1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0]&amp;&quot;.failed.text&quot;" office:value-type="string" office:string-value="def/15.def.failed.text">
            <text:p>def/15.def.failed.text</text:p>
          </table:table-cell>
          <table:table-cell office:value-type="string">
            <text:p>We haven't made enough money today. Keep your eye on the filed, don't let it overflow with the tokens.</text:p>
          </table:table-cell>
          <table:table-cell table:style-name="ce193"/>
          <table:table-cell table:number-columns-repeated="253"/>
        </table:table-row>
        <table:table-row table:style-name="ro2">
          <table:table-cell table:style-name="ce188" table:formula="oooc:=[LevelProgress.B81]&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1]&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1]&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1]&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1]&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2]&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2]&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2]&amp;&quot;.passed.text&quot;" office:value-type="string" office:string-value="def/17.def.passed.text">
            <text:p>def/17.def.passed.text</text:p>
          </table:table-cell>
          <table:table-cell office:value-type="string">
            <text:p>Good work!</text:p>
          </table:table-cell>
          <table:table-cell table:style-name="ce193"/>
          <table:table-cell table:number-columns-repeated="253"/>
        </table:table-row>
        <table:table-row table:style-name="ro2">
          <table:table-cell table:formula="oooc:=[LevelProgress.B82]&amp;&quot;.expert.text&quot;" office:value-type="string" office:string-value="def/17.def.expert.text">
            <text:p>def/1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2]&amp;&quot;.failed.text&quot;" office:value-type="string" office:string-value="def/17.def.failed.text">
            <text:p>def/1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3]&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3]&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3]&amp;&quot;.passed.text&quot;" office:value-type="string" office:string-value="def/18.def.passed.text">
            <text:p>def/18.def.passed.text</text:p>
          </table:table-cell>
          <table:table-cell office:value-type="string">
            <text:p>Good work!</text:p>
          </table:table-cell>
          <table:table-cell table:style-name="ce193"/>
          <table:table-cell table:number-columns-repeated="253"/>
        </table:table-row>
        <table:table-row table:style-name="ro2">
          <table:table-cell table:formula="oooc:=[LevelProgress.B83]&amp;&quot;.expert.text&quot;" office:value-type="string" office:string-value="def/18.def.expert.text">
            <text:p>def/1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3]&amp;&quot;.failed.text&quot;" office:value-type="string" office:string-value="def/18.def.failed.text">
            <text:p>def/1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4]&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4]&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4]&amp;&quot;.passed.text&quot;" office:value-type="string" office:string-value="def/19.def.passed.text">
            <text:p>def/19.def.passed.text</text:p>
          </table:table-cell>
          <table:table-cell office:value-type="string">
            <text:p>Good work!</text:p>
          </table:table-cell>
          <table:table-cell table:style-name="ce193"/>
          <table:table-cell table:number-columns-repeated="253"/>
        </table:table-row>
        <table:table-row table:style-name="ro2">
          <table:table-cell table:formula="oooc:=[LevelProgress.B84]&amp;&quot;.expert.text&quot;" office:value-type="string" office:string-value="def/19.def.expert.text">
            <text:p>def/1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84]&amp;&quot;.failed.text&quot;" office:value-type="string" office:string-value="def/19.def.failed.text">
            <text:p>def/1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85]&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5]&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5]&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5]&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0]&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0]&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0]&amp;&quot;.passed.text&quot;" office:value-type="string" office:string-value="def/21.def.passed.text">
            <text:p>def/21.def.passed.text</text:p>
          </table:table-cell>
          <table:table-cell office:value-type="string">
            <text:p>Good work!</text:p>
          </table:table-cell>
          <table:table-cell table:style-name="ce193"/>
          <table:table-cell table:number-columns-repeated="253"/>
        </table:table-row>
        <table:table-row table:style-name="ro2">
          <table:table-cell table:formula="oooc:=[LevelProgress.B120]&amp;&quot;.expert.text&quot;" office:value-type="string" office:string-value="def/21.def.expert.text">
            <text:p>def/2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0]&amp;&quot;.failed.text&quot;" office:value-type="string" office:string-value="def/21.def.failed.text">
            <text:p>def/2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1]&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1]&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1]&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1]&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2]&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2]&amp;&quot;.intro.text&quot;" office:value-type="string" office:string-value="def/23.def.intro.text">
            <text:p>def/23.def.intro.text</text:p>
          </table:table-cell>
          <table:table-cell table:style-name="ce188" office:value-type="string">
            <text:p>Pelemeni is a popular traditional food in Russia, but many other national cuisines ahve similar dishes: Italian ravioli, Japanese gyoza, and others.</text:p>
          </table:table-cell>
          <table:table-cell table:style-name="ce188" table:number-columns-repeated="254"/>
        </table:table-row>
        <table:table-row table:style-name="ro2">
          <table:table-cell table:formula="oooc:=[LevelProgress.B122]&amp;&quot;.passed.text&quot;" office:value-type="string" office:string-value="def/23.def.passed.text">
            <text:p>def/23.def.passed.text</text:p>
          </table:table-cell>
          <table:table-cell office:value-type="string">
            <text:p>Good work!</text:p>
          </table:table-cell>
          <table:table-cell table:style-name="ce193"/>
          <table:table-cell table:number-columns-repeated="253"/>
        </table:table-row>
        <table:table-row table:style-name="ro2">
          <table:table-cell table:formula="oooc:=[LevelProgress.B122]&amp;&quot;.expert.text&quot;" office:value-type="string" office:string-value="def/23.def.expert.text">
            <text:p>def/2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2]&amp;&quot;.failed.text&quot;" office:value-type="string" office:string-value="def/23.def.failed.text">
            <text:p>def/2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3]&amp;&quot;.intro.title&quot;" office:value-type="string" office:string-value="def/24.def.intro.title">
            <text:p>def/24.def.intro.title</text:p>
          </table:table-cell>
          <table:table-cell table:style-name="ce189"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3]&amp;&quot;.intro.text&quot;" office:value-type="string" office:string-value="def/24.def.intro.text">
            <text:p>def/24.def.intro.text</text:p>
          </table:table-cell>
          <table:table-cell table:style-name="ce189"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3]&amp;&quot;.passed.text&quot;" office:value-type="string" office:string-value="def/24.def.passed.text">
            <text:p>def/24.def.passed.text</text:p>
          </table:table-cell>
          <table:table-cell office:value-type="string">
            <text:p>Good work!</text:p>
          </table:table-cell>
          <table:table-cell table:style-name="ce193"/>
          <table:table-cell table:number-columns-repeated="253"/>
        </table:table-row>
        <table:table-row table:style-name="ro2">
          <table:table-cell table:formula="oooc:=[LevelProgress.B123]&amp;&quot;.expert.text&quot;" office:value-type="string" office:string-value="def/24.def.expert.text">
            <text:p>def/2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23]&amp;&quot;.failed.text&quot;" office:value-type="string" office:string-value="def/24.def.failed.text">
            <text:p>def/2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24]&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4]&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4]&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4]&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4]&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5]&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5]&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5]&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5]&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26]&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26]&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26]&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27]&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27]&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27]&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27]&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27]&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28]&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28]&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28]&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28]&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28]&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29]&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29]&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29]&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29]&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64]&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64]&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64]&amp;&quot;.passed.text&quot;" office:value-type="string" office:string-value="def/31.def.passed.text">
            <text:p>def/31.def.passed.text</text:p>
          </table:table-cell>
          <table:table-cell office:value-type="string">
            <text:p>Good work!</text:p>
          </table:table-cell>
          <table:table-cell table:style-name="ce193"/>
          <table:table-cell table:number-columns-repeated="253"/>
        </table:table-row>
        <table:table-row table:style-name="ro2">
          <table:table-cell table:formula="oooc:=[LevelProgress.B164]&amp;&quot;.expert.text&quot;" office:value-type="string" office:string-value="def/31.def.expert.text">
            <text:p>def/3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4]&amp;&quot;.failed.text&quot;" office:value-type="string" office:string-value="def/31.def.failed.text">
            <text:p>def/3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5]&amp;&quot;.intro.title&quot;" office:value-type="string" office:string-value="def/32.def.intro.title">
            <text:p>def/32.def.intro.title</text:p>
          </table:table-cell>
          <table:table-cell table:style-name="ce190"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65]&amp;&quot;.intro.text&quot;" office:value-type="string" office:string-value="def/32.def.intro.text">
            <text:p>def/32.def.intro.text</text:p>
          </table:table-cell>
          <table:table-cell table:style-name="ce190"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65]&amp;&quot;.passed.text&quot;" office:value-type="string" office:string-value="def/32.def.passed.text">
            <text:p>def/32.def.passed.text</text:p>
          </table:table-cell>
          <table:table-cell office:value-type="string">
            <text:p>Good work!</text:p>
          </table:table-cell>
          <table:table-cell table:style-name="ce193"/>
          <table:table-cell table:number-columns-repeated="253"/>
        </table:table-row>
        <table:table-row table:style-name="ro2">
          <table:table-cell table:formula="oooc:=[LevelProgress.B165]&amp;&quot;.expert.text&quot;" office:value-type="string" office:string-value="def/32.def.expert.text">
            <text:p>def/3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5]&amp;&quot;.failed.text&quot;" office:value-type="string" office:string-value="def/32.def.failed.text">
            <text:p>def/3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66]&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66]&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66]&amp;&quot;.passed.text&quot;" office:value-type="string" office:string-value="def/33.def.passed.text">
            <text:p>def/33.def.passed.text</text:p>
          </table:table-cell>
          <table:table-cell office:value-type="string">
            <text:p>Good work!</text:p>
          </table:table-cell>
          <table:table-cell table:style-name="ce193"/>
          <table:table-cell table:number-columns-repeated="253"/>
        </table:table-row>
        <table:table-row table:style-name="ro2">
          <table:table-cell table:formula="oooc:=[LevelProgress.B166]&amp;&quot;.expert.text&quot;" office:value-type="string" office:string-value="def/33.def.expert.text">
            <text:p>def/3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6]&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93"/>
          <table:table-cell table:number-columns-repeated="253"/>
        </table:table-row>
        <table:table-row table:style-name="ro2">
          <table:table-cell table:style-name="ce188" table:formula="oooc:=[LevelProgress.B167]&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67]&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67]&amp;&quot;.passed.text&quot;" office:value-type="string" office:string-value="def/34.def.passed.text">
            <text:p>def/34.def.passed.text</text:p>
          </table:table-cell>
          <table:table-cell office:value-type="string">
            <text:p>Good work!</text:p>
          </table:table-cell>
          <table:table-cell table:style-name="ce193"/>
          <table:table-cell table:number-columns-repeated="253"/>
        </table:table-row>
        <table:table-row table:style-name="ro2">
          <table:table-cell table:formula="oooc:=[LevelProgress.B167]&amp;&quot;.expert.text&quot;" office:value-type="string" office:string-value="def/34.def.expert.text">
            <text:p>def/3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7]&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93"/>
          <table:table-cell table:number-columns-repeated="253"/>
        </table:table-row>
        <table:table-row table:style-name="ro2">
          <table:table-cell table:style-name="ce188" table:formula="oooc:=[LevelProgress.B168]&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68]&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68]&amp;&quot;.passed.text&quot;" office:value-type="string" office:string-value="def/35.def.passed.text">
            <text:p>def/35.def.passed.text</text:p>
          </table:table-cell>
          <table:table-cell office:value-type="string">
            <text:p>Good work!</text:p>
          </table:table-cell>
          <table:table-cell table:style-name="ce193"/>
          <table:table-cell table:number-columns-repeated="253"/>
        </table:table-row>
        <table:table-row table:style-name="ro2">
          <table:table-cell table:formula="oooc:=[LevelProgress.B168]&amp;&quot;.expert.text&quot;" office:value-type="string" office:string-value="def/35.def.expert.text">
            <text:p>def/3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8]&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93"/>
          <table:table-cell table:number-columns-repeated="253"/>
        </table:table-row>
        <table:table-row table:style-name="ro2">
          <table:table-cell table:style-name="ce188" table:formula="oooc:=[LevelProgress.B169]&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69]&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69]&amp;&quot;.passed.text&quot;" office:value-type="string" office:string-value="def/36.def.passed.text">
            <text:p>def/36.def.passed.text</text:p>
          </table:table-cell>
          <table:table-cell office:value-type="string">
            <text:p>Good work!</text:p>
          </table:table-cell>
          <table:table-cell table:style-name="ce193"/>
          <table:table-cell table:number-columns-repeated="253"/>
        </table:table-row>
        <table:table-row table:style-name="ro2">
          <table:table-cell table:formula="oooc:=[LevelProgress.B169]&amp;&quot;.expert.text&quot;" office:value-type="string" office:string-value="def/36.def.expert.text">
            <text:p>def/3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69]&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93"/>
          <table:table-cell table:number-columns-repeated="253"/>
        </table:table-row>
        <table:table-row table:style-name="ro2">
          <table:table-cell table:style-name="ce188" table:formula="oooc:=[LevelProgress.B170]&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0]&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0]&amp;&quot;.passed.text&quot;" office:value-type="string" office:string-value="def/37.def.passed.text">
            <text:p>def/37.def.passed.text</text:p>
          </table:table-cell>
          <table:table-cell office:value-type="string">
            <text:p>Good work!</text:p>
          </table:table-cell>
          <table:table-cell table:style-name="ce193"/>
          <table:table-cell table:number-columns-repeated="253"/>
        </table:table-row>
        <table:table-row table:style-name="ro2">
          <table:table-cell table:formula="oooc:=[LevelProgress.B170]&amp;&quot;.expert.text&quot;" office:value-type="string" office:string-value="def/37.def.expert.text">
            <text:p>def/3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0]&amp;&quot;.failed.text&quot;" office:value-type="string" office:string-value="def/37.def.failed.text">
            <text:p>def/3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1]&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1]&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1]&amp;&quot;.passed.text&quot;" office:value-type="string" office:string-value="def/38.def.passed.text">
            <text:p>def/38.def.passed.text</text:p>
          </table:table-cell>
          <table:table-cell office:value-type="string">
            <text:p>Good work!</text:p>
          </table:table-cell>
          <table:table-cell table:style-name="ce193"/>
          <table:table-cell table:number-columns-repeated="253"/>
        </table:table-row>
        <table:table-row table:style-name="ro2">
          <table:table-cell table:formula="oooc:=[LevelProgress.B171]&amp;&quot;.expert.text&quot;" office:value-type="string" office:string-value="def/38.def.expert.text">
            <text:p>def/3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1]&amp;&quot;.failed.text&quot;" office:value-type="string" office:string-value="def/38.def.failed.text">
            <text:p>def/3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2]&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2]&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2]&amp;&quot;.passed.text&quot;" office:value-type="string" office:string-value="def/39.def.passed.text">
            <text:p>def/39.def.passed.text</text:p>
          </table:table-cell>
          <table:table-cell office:value-type="string">
            <text:p>Good work!</text:p>
          </table:table-cell>
          <table:table-cell table:style-name="ce193"/>
          <table:table-cell table:number-columns-repeated="253"/>
        </table:table-row>
        <table:table-row table:style-name="ro2">
          <table:table-cell table:formula="oooc:=[LevelProgress.B172]&amp;&quot;.expert.text&quot;" office:value-type="string" office:string-value="def/39.def.expert.text">
            <text:p>def/3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172]&amp;&quot;.failed.text&quot;" office:value-type="string" office:string-value="def/39.def.failed.text">
            <text:p>def/3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173]&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3]&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3]&amp;&quot;.passed.text&quot;" office:value-type="string" office:string-value="def/40.def.passed.text">
            <text:p>def/40.def.passed.text</text:p>
          </table:table-cell>
          <table:table-cell office:value-type="string">
            <text:p>Good work! And now we'll know who passes to the finals. </text:p>
          </table:table-cell>
          <table:table-cell table:style-name="ce193"/>
          <table:table-cell table:number-columns-repeated="253"/>
        </table:table-row>
        <table:table-row table:style-name="ro2">
          <table:table-cell table:formula="oooc:=[LevelProgress.B173]&amp;&quot;.expert.text&quot;" office:value-type="string" office:string-value="def/40.def.expert.text">
            <text:p>def/40.def.expert.text</text:p>
          </table:table-cell>
          <table:table-cell office:value-type="string">
            <text:p>Excellent work! And now we'll know who passes to the finals. </text:p>
          </table:table-cell>
          <table:table-cell table:style-name="ce193"/>
          <table:table-cell table:number-columns-repeated="253"/>
        </table:table-row>
        <table:table-row table:style-name="ro2">
          <table:table-cell table:formula="oooc:=[LevelProgress.B173]&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93"/>
          <table:table-cell table:number-columns-repeated="253"/>
        </table:table-row>
        <table:table-row table:style-name="ro2">
          <table:table-cell table:style-name="ce188" table:formula="oooc:=[LevelProgress.B218]&amp;&quot;.intro.title&quot;" office:value-type="string" office:string-value="def/41.def.intro.title">
            <text:p>def/41.def.intro.title</text:p>
          </table:table-cell>
          <table:table-cell table:style-name="ce189"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18]&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18]&amp;&quot;.passed.text&quot;" office:value-type="string" office:string-value="def/41.def.passed.text">
            <text:p>def/41.def.passed.text</text:p>
          </table:table-cell>
          <table:table-cell office:value-type="string">
            <text:p>Good work!</text:p>
          </table:table-cell>
          <table:table-cell table:style-name="ce193"/>
          <table:table-cell table:number-columns-repeated="253"/>
        </table:table-row>
        <table:table-row table:style-name="ro2">
          <table:table-cell table:formula="oooc:=[LevelProgress.B218]&amp;&quot;.expert.text&quot;" office:value-type="string" office:string-value="def/41.def.expert.text">
            <text:p>def/41.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8]&amp;&quot;.failed.text&quot;" office:value-type="string" office:string-value="def/41.def.failed.text">
            <text:p>def/41.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19]&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19]&amp;&quot;.intro.text&quot;" office:value-type="string" office:string-value="def/42.def.intro.text">
            <text:p>def/42.def.intro.text</text:p>
          </table:table-cell>
          <table:table-cell table:style-name="ce189"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19]&amp;&quot;.passed.text&quot;" office:value-type="string" office:string-value="def/42.def.passed.text">
            <text:p>def/42.def.passed.text</text:p>
          </table:table-cell>
          <table:table-cell office:value-type="string">
            <text:p>Good work!</text:p>
          </table:table-cell>
          <table:table-cell table:style-name="ce193"/>
          <table:table-cell table:number-columns-repeated="253"/>
        </table:table-row>
        <table:table-row table:style-name="ro2">
          <table:table-cell table:formula="oooc:=[LevelProgress.B219]&amp;&quot;.expert.text&quot;" office:value-type="string" office:string-value="def/42.def.expert.text">
            <text:p>def/42.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19]&amp;&quot;.failed.text&quot;" office:value-type="string" office:string-value="def/42.def.failed.text">
            <text:p>def/42.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0]&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0]&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0]&amp;&quot;.passed.text&quot;" office:value-type="string" office:string-value="def/43.def.passed.text">
            <text:p>def/43.def.passed.text</text:p>
          </table:table-cell>
          <table:table-cell office:value-type="string">
            <text:p>Good work!</text:p>
          </table:table-cell>
          <table:table-cell table:style-name="ce193"/>
          <table:table-cell table:number-columns-repeated="253"/>
        </table:table-row>
        <table:table-row table:style-name="ro2">
          <table:table-cell table:formula="oooc:=[LevelProgress.B220]&amp;&quot;.expert.text&quot;" office:value-type="string" office:string-value="def/43.def.expert.text">
            <text:p>def/43.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0]&amp;&quot;.failed.text&quot;" office:value-type="string" office:string-value="def/43.def.failed.text">
            <text:p>def/43.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1]&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1]&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1]&amp;&quot;.passed.text&quot;" office:value-type="string" office:string-value="def/44.def.passed.text">
            <text:p>def/44.def.passed.text</text:p>
          </table:table-cell>
          <table:table-cell office:value-type="string">
            <text:p>Good work!</text:p>
          </table:table-cell>
          <table:table-cell table:style-name="ce193"/>
          <table:table-cell table:number-columns-repeated="253"/>
        </table:table-row>
        <table:table-row table:style-name="ro2">
          <table:table-cell table:formula="oooc:=[LevelProgress.B221]&amp;&quot;.expert.text&quot;" office:value-type="string" office:string-value="def/44.def.expert.text">
            <text:p>def/44.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1]&amp;&quot;.failed.text&quot;" office:value-type="string" office:string-value="def/44.def.failed.text">
            <text:p>def/44.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2]&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22]&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22]&amp;&quot;.passed.text&quot;" office:value-type="string" office:string-value="def/45.def.passed.text">
            <text:p>def/45.def.passed.text</text:p>
          </table:table-cell>
          <table:table-cell office:value-type="string">
            <text:p>Good work!</text:p>
          </table:table-cell>
          <table:table-cell table:style-name="ce193"/>
          <table:table-cell table:number-columns-repeated="253"/>
        </table:table-row>
        <table:table-row table:style-name="ro2">
          <table:table-cell table:formula="oooc:=[LevelProgress.B222]&amp;&quot;.expert.text&quot;" office:value-type="string" office:string-value="def/45.def.expert.text">
            <text:p>def/45.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2]&amp;&quot;.failed.text&quot;" office:value-type="string" office:string-value="def/45.def.failed.text">
            <text:p>def/45.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3]&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23]&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23]&amp;&quot;.passed.text&quot;" office:value-type="string" office:string-value="def/46.def.passed.text">
            <text:p>def/46.def.passed.text</text:p>
          </table:table-cell>
          <table:table-cell office:value-type="string">
            <text:p>Good work!</text:p>
          </table:table-cell>
          <table:table-cell table:style-name="ce193"/>
          <table:table-cell table:number-columns-repeated="253"/>
        </table:table-row>
        <table:table-row table:style-name="ro2">
          <table:table-cell table:formula="oooc:=[LevelProgress.B223]&amp;&quot;.expert.text&quot;" office:value-type="string" office:string-value="def/46.def.expert.text">
            <text:p>def/46.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3]&amp;&quot;.failed.text&quot;" office:value-type="string" office:string-value="def/46.def.failed.text">
            <text:p>def/46.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4]&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24]&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 and critics are coming too.</text:p>
          </table:table-cell>
          <table:table-cell table:style-name="ce188" table:number-columns-repeated="254"/>
        </table:table-row>
        <table:table-row table:style-name="ro2">
          <table:table-cell table:formula="oooc:=[LevelProgress.B224]&amp;&quot;.passed.text&quot;" office:value-type="string" office:string-value="def/47.def.passed.text">
            <text:p>def/47.def.passed.text</text:p>
          </table:table-cell>
          <table:table-cell office:value-type="string">
            <text:p>Good work!</text:p>
          </table:table-cell>
          <table:table-cell table:style-name="ce193"/>
          <table:table-cell table:number-columns-repeated="253"/>
        </table:table-row>
        <table:table-row table:style-name="ro2">
          <table:table-cell table:formula="oooc:=[LevelProgress.B224]&amp;&quot;.expert.text&quot;" office:value-type="string" office:string-value="def/47.def.expert.text">
            <text:p>def/47.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4]&amp;&quot;.failed.text&quot;" office:value-type="string" office:string-value="def/47.def.failed.text">
            <text:p>def/47.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5]&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5]&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25]&amp;&quot;.passed.text&quot;" office:value-type="string" office:string-value="def/48.def.passed.text">
            <text:p>def/48.def.passed.text</text:p>
          </table:table-cell>
          <table:table-cell office:value-type="string">
            <text:p>Good work!</text:p>
          </table:table-cell>
          <table:table-cell table:style-name="ce193"/>
          <table:table-cell table:number-columns-repeated="253"/>
        </table:table-row>
        <table:table-row table:style-name="ro2">
          <table:table-cell table:formula="oooc:=[LevelProgress.B225]&amp;&quot;.expert.text&quot;" office:value-type="string" office:string-value="def/48.def.expert.text">
            <text:p>def/48.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5]&amp;&quot;.failed.text&quot;" office:value-type="string" office:string-value="def/48.def.failed.text">
            <text:p>def/48.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6]&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26]&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26]&amp;&quot;.passed.text&quot;" office:value-type="string" office:string-value="def/49.def.passed.text">
            <text:p>def/49.def.passed.text</text:p>
          </table:table-cell>
          <table:table-cell office:value-type="string">
            <text:p>Good work!</text:p>
          </table:table-cell>
          <table:table-cell table:style-name="ce193"/>
          <table:table-cell table:number-columns-repeated="253"/>
        </table:table-row>
        <table:table-row table:style-name="ro2">
          <table:table-cell table:formula="oooc:=[LevelProgress.B226]&amp;&quot;.expert.text&quot;" office:value-type="string" office:string-value="def/49.def.expert.text">
            <text:p>def/49.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6]&amp;&quot;.failed.text&quot;" office:value-type="string" office:string-value="def/49.def.failed.text">
            <text:p>def/49.def.failed.text</text:p>
          </table:table-cell>
          <table:table-cell office:value-type="string">
            <text:p>We haven't made enough money today. </text:p>
          </table:table-cell>
          <table:table-cell table:style-name="ce193"/>
          <table:table-cell table:number-columns-repeated="253"/>
        </table:table-row>
        <table:table-row table:style-name="ro2">
          <table:table-cell table:style-name="ce188" table:formula="oooc:=[LevelProgress.B227]&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27]&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27]&amp;&quot;.passed.text&quot;" office:value-type="string" office:string-value="def/50.def.passed.text">
            <text:p>def/50.def.passed.text</text:p>
          </table:table-cell>
          <table:table-cell office:value-type="string">
            <text:p>Good work!</text:p>
          </table:table-cell>
          <table:table-cell table:style-name="ce193"/>
          <table:table-cell table:number-columns-repeated="253"/>
        </table:table-row>
        <table:table-row table:style-name="ro2">
          <table:table-cell table:formula="oooc:=[LevelProgress.B227]&amp;&quot;.expert.text&quot;" office:value-type="string" office:string-value="def/50.def.expert.text">
            <text:p>def/50.def.expert.text</text:p>
          </table:table-cell>
          <table:table-cell office:value-type="string">
            <text:p>Excellent work!</text:p>
          </table:table-cell>
          <table:table-cell table:style-name="ce193"/>
          <table:table-cell table:number-columns-repeated="253"/>
        </table:table-row>
        <table:table-row table:style-name="ro2">
          <table:table-cell table:formula="oooc:=[LevelProgress.B227]&amp;&quot;.failed.text&quot;" office:value-type="string" office:string-value="def/50.def.failed.text">
            <text:p>def/50.def.failed.text</text:p>
          </table:table-cell>
          <table:table-cell office:value-type="string">
            <text:p>We haven't made enough money today. </text:p>
          </table:table-cell>
          <table:table-cell table:style-name="ce193"/>
          <table:table-cell table:number-columns-repeated="253"/>
        </table:table-row>
        <table:table-row table:style-name="ro2">
          <table:table-cell office:value-type="string">
            <text:p>american.intro.1</text:p>
          </table:table-cell>
          <table:table-cell office:value-type="string">
            <text:p>Dear friends!</text:p>
          </table:table-cell>
          <table:table-cell table:number-columns-repeated="254"/>
        </table:table-row>
        <table:table-row table:style-name="ro2">
          <table:table-cell office:value-type="string">
            <text:p>american.intro.2</text:p>
          </table:table-cell>
          <table:table-cell office:value-type="string">
            <text:p>The first round of our</text:p>
          </table:table-cell>
          <table:table-cell table:number-columns-repeated="254"/>
        </table:table-row>
        <table:table-row table:style-name="ro2">
          <table:table-cell office:value-type="string">
            <text:p>american.intro.3</text:p>
          </table:table-cell>
          <table:table-cell office:value-type="string">
            <text:p>competition will take place</text:p>
          </table:table-cell>
          <table:table-cell table:number-columns-repeated="254"/>
        </table:table-row>
        <table:table-row table:style-name="ro2">
          <table:table-cell office:value-type="string">
            <text:p>american.intro.4</text:p>
          </table:table-cell>
          <table:table-cell office:value-type="string">
            <text:p>place in the American</text:p>
          </table:table-cell>
          <table:table-cell table:number-columns-repeated="254"/>
        </table:table-row>
        <table:table-row table:style-name="ro2">
          <table:table-cell office:value-type="string">
            <text:p>american.intro.5</text:p>
          </table:table-cell>
          <table:table-cell office:value-type="string">
            <text:p>restaurant 'Rocky Ranch'.</text:p>
          </table:table-cell>
          <table:table-cell table:number-columns-repeated="254"/>
        </table:table-row>
        <table:table-row table:style-name="ro2">
          <table:table-cell office:value-type="string">
            <text:p>american.intro.6</text:p>
          </table:table-cell>
          <table:table-cell office:value-type="string">
            <text:p>Let the best chefs win!</text:p>
          </table:table-cell>
          <table:table-cell table:number-columns-repeated="254"/>
        </table:table-row>
        <table:table-row table:style-name="ro2">
          <table:table-cell office:value-type="string">
            <text:p>mexican.intro.1</text:p>
          </table:table-cell>
          <table:table-cell office:value-type="string">
            <text:p>Avocados,</text:p>
          </table:table-cell>
          <table:table-cell table:number-columns-repeated="254"/>
        </table:table-row>
        <table:table-row table:style-name="ro2">
          <table:table-cell office:value-type="string">
            <text:p>mexican.intro.2</text:p>
          </table:table-cell>
          <table:table-cell office:value-type="string">
            <text:p>nachos and quesadillas!</text:p>
          </table:table-cell>
          <table:table-cell table:number-columns-repeated="254"/>
        </table:table-row>
        <table:table-row table:style-name="ro2">
          <table:table-cell office:value-type="string">
            <text:p>mexican.intro.3</text:p>
          </table:table-cell>
          <table:table-cell office:value-type="string">
            <text:p>Welcome to Mexico, chefs!</text:p>
          </table:table-cell>
          <table:table-cell table:number-columns-repeated="254"/>
        </table:table-row>
        <table:table-row table:style-name="ro2">
          <table:table-cell office:value-type="string">
            <text:p>mexican.intro.4</text:p>
          </table:table-cell>
          <table:table-cell office:value-type="string">
            <text:p>The Lemon Lime restaurant</text:p>
          </table:table-cell>
          <table:table-cell table:number-columns-repeated="254"/>
        </table:table-row>
        <table:table-row table:style-name="ro2">
          <table:table-cell office:value-type="string">
            <text:p>mexican.intro.5</text:p>
          </table:table-cell>
          <table:table-cell office:value-type="string">
            <text:p>is your home for the</text:p>
          </table:table-cell>
          <table:table-cell table:number-columns-repeated="254"/>
        </table:table-row>
        <table:table-row table:style-name="ro2">
          <table:table-cell office:value-type="string">
            <text:p>mexican.intro.6</text:p>
          </table:table-cell>
          <table:table-cell office:value-type="string">
            <text:p>next 10 days!</text:p>
          </table:table-cell>
          <table:table-cell table:number-columns-repeated="254"/>
        </table:table-row>
        <table:table-row table:style-name="ro2">
          <table:table-cell office:value-type="string">
            <text:p>russian.intro.1</text:p>
          </table:table-cell>
          <table:table-cell office:value-type="string">
            <text:p>Great show, chefs!</text:p>
          </table:table-cell>
          <table:table-cell table:number-columns-repeated="254"/>
        </table:table-row>
        <table:table-row table:style-name="ro2">
          <table:table-cell office:value-type="string">
            <text:p>russian.intro.2</text:p>
          </table:table-cell>
          <table:table-cell office:value-type="string">
            <text:p>You all have passed</text:p>
          </table:table-cell>
          <table:table-cell table:number-columns-repeated="254"/>
        </table:table-row>
        <table:table-row table:style-name="ro2">
          <table:table-cell office:value-type="string">
            <text:p>russian.intro.3</text:p>
          </table:table-cell>
          <table:table-cell office:value-type="string">
            <text:p>two rounds, and now we</text:p>
          </table:table-cell>
          <table:table-cell table:number-columns-repeated="254"/>
        </table:table-row>
        <table:table-row table:style-name="ro2">
          <table:table-cell office:value-type="string">
            <text:p>russian.intro.4</text:p>
          </table:table-cell>
          <table:table-cell office:value-type="string">
            <text:p>are in Russian restaurant</text:p>
          </table:table-cell>
          <table:table-cell table:number-columns-repeated="254"/>
        </table:table-row>
        <table:table-row table:style-name="ro2">
          <table:table-cell office:value-type="string">
            <text:p>russian.intro.5</text:p>
          </table:table-cell>
          <table:table-cell office:value-type="string">
            <text:p>‘Bread&amp;Butter’. Good luck</text:p>
          </table:table-cell>
          <table:table-cell table:number-columns-repeated="254"/>
        </table:table-row>
        <table:table-row table:style-name="ro2">
          <table:table-cell office:value-type="string">
            <text:p>russian.intro.6</text:p>
          </table:table-cell>
          <table:table-cell office:value-type="string">
            <text:p>to everyone!</text:p>
          </table:table-cell>
          <table:table-cell table:number-columns-repeated="254"/>
        </table:table-row>
        <table:table-row table:style-name="ro2">
          <table:table-cell office:value-type="string">
            <text:p>japanese.intro.1</text:p>
          </table:table-cell>
          <table:table-cell office:value-type="string">
            <text:p>Everyone of you</text:p>
          </table:table-cell>
          <table:table-cell table:number-columns-repeated="254"/>
        </table:table-row>
        <table:table-row table:style-name="ro2">
          <table:table-cell office:value-type="string">
            <text:p>japanese.intro.2</text:p>
          </table:table-cell>
          <table:table-cell office:value-type="string">
            <text:p>has shown good results</text:p>
          </table:table-cell>
          <table:table-cell table:number-columns-repeated="254"/>
        </table:table-row>
        <table:table-row table:style-name="ro2">
          <table:table-cell office:value-type="string">
            <text:p>japanese.intro.3</text:p>
          </table:table-cell>
          <table:table-cell office:value-type="string">
            <text:p>for three rounds already.</text:p>
          </table:table-cell>
          <table:table-cell table:number-columns-repeated="254"/>
        </table:table-row>
        <table:table-row table:style-name="ro2">
          <table:table-cell office:value-type="string">
            <text:p>japanese.intro.4</text:p>
          </table:table-cell>
          <table:table-cell office:value-type="string">
            <text:p>Now let’s see how you can</text:p>
          </table:table-cell>
          <table:table-cell table:number-columns-repeated="254"/>
        </table:table-row>
        <table:table-row table:style-name="ro2">
          <table:table-cell office:value-type="string">
            <text:p>japanese.intro.5</text:p>
          </table:table-cell>
          <table:table-cell office:value-type="string">
            <text:p>master that Japanese</text:p>
          </table:table-cell>
          <table:table-cell table:number-columns-repeated="254"/>
        </table:table-row>
        <table:table-row table:style-name="ro2">
          <table:table-cell office:value-type="string">
            <text:p>japanese.intro.6</text:p>
          </table:table-cell>
          <table:table-cell office:value-type="string">
            <text:p>cuisine!</text:p>
          </table:table-cell>
          <table:table-cell table:number-columns-repeated="254"/>
        </table:table-row>
        <table:table-row table:style-name="ro2">
          <table:table-cell office:value-type="string">
            <text:p>hawaiian.intro.1</text:p>
          </table:table-cell>
          <table:table-cell office:value-type="string">
            <text:p>Dear friends!</text:p>
          </table:table-cell>
          <table:table-cell table:style-name="Default"/>
          <table:table-cell table:number-columns-repeated="253"/>
        </table:table-row>
        <table:table-row table:style-name="ro2">
          <table:table-cell office:value-type="string">
            <text:p>hawaiian.intro.2</text:p>
          </table:table-cell>
          <table:table-cell office:value-type="string">
            <text:p>Finally, the jury will</text:p>
          </table:table-cell>
          <table:table-cell table:style-name="Default"/>
          <table:table-cell table:number-columns-repeated="253"/>
        </table:table-row>
        <table:table-row table:style-name="ro2">
          <table:table-cell office:value-type="string">
            <text:p>hawaiian.intro.3</text:p>
          </table:table-cell>
          <table:table-cell office:value-type="string">
            <text:p>choose the best chef</text:p>
          </table:table-cell>
          <table:table-cell table:style-name="Default"/>
          <table:table-cell table:number-columns-repeated="253"/>
        </table:table-row>
        <table:table-row table:style-name="ro2">
          <table:table-cell office:value-type="string">
            <text:p>hawaiian.intro.4</text:p>
          </table:table-cell>
          <table:table-cell office:value-type="string">
            <text:p>of the competition, and </text:p>
          </table:table-cell>
          <table:table-cell table:style-name="Default"/>
          <table:table-cell table:number-columns-repeated="253"/>
        </table:table-row>
        <table:table-row table:style-name="ro2">
          <table:table-cell office:value-type="string">
            <text:p>hawaiian.intro.5</text:p>
          </table:table-cell>
          <table:table-cell office:value-type="string">
            <text:p>this restaurant, Tiki Time,</text:p>
          </table:table-cell>
          <table:table-cell table:style-name="Default"/>
          <table:table-cell table:number-columns-repeated="253"/>
        </table:table-row>
        <table:table-row table:style-name="ro2">
          <table:table-cell office:value-type="string">
            <text:p>hawaiian.intro.6</text:p>
          </table:table-cell>
          <table:table-cell office:value-type="string">
            <text:p>is the main prize!</text:p>
          </table:table-cell>
          <table:table-cell table:style-name="Default"/>
          <table:table-cell table:number-columns-repeated="253"/>
        </table:table-row>
        <table:table-row table:style-name="ro2">
          <table:table-cell office:value-type="string">
            <text:p>hawaiian.intro.7</text:p>
          </table:table-cell>
          <table:table-cell office:value-type="string">
            <text:p>Good luck!</text:p>
          </table:table-cell>
          <table:table-cell table:style-name="Default"/>
          <table:table-cell table:number-columns-repeated="253"/>
        </table:table-row>
        <table:table-row table:style-name="ro2">
          <table:table-cell office:value-type="string">
            <text:p>american.passed.1</text:p>
          </table:table-cell>
          <table:table-cell office:value-type="string">
            <text:p>And the winners are:</text:p>
          </table:table-cell>
          <table:table-cell table:number-columns-repeated="254"/>
        </table:table-row>
        <table:table-row table:style-name="ro2">
          <table:table-cell office:value-type="string">
            <text:p>american.passed.2</text:p>
          </table:table-cell>
          <table:table-cell office:value-type="string">
            <text:p>Congratulations, dear chefs!</text:p>
          </table:table-cell>
          <table:table-cell table:number-columns-repeated="254"/>
        </table:table-row>
        <table:table-row table:style-name="ro2">
          <table:table-cell office:value-type="string">
            <text:p>american.passed.3</text:p>
          </table:table-cell>
          <table:table-cell office:value-type="string">
            <text:p>It has been a very good show!</text:p>
          </table:table-cell>
          <table:table-cell table:number-columns-repeated="254"/>
        </table:table-row>
        <table:table-row table:style-name="ro2">
          <table:table-cell office:value-type="string">
            <text:p>american.passed.4</text:p>
          </table:table-cell>
          <table:table-cell office:value-type="string">
            <text:p>We will meet again in Mexica</text:p>
          </table:table-cell>
          <table:table-cell table:number-columns-repeated="254"/>
        </table:table-row>
        <table:table-row table:style-name="ro2">
          <table:table-cell office:value-type="string">
            <text:p>american.passed.5</text:p>
          </table:table-cell>
          <table:table-cell office:value-type="string">
            <text:p>in few days. And thanks</text:p>
          </table:table-cell>
          <table:table-cell table:number-columns-repeated="254"/>
        </table:table-row>
        <table:table-row table:style-name="ro2">
          <table:table-cell office:value-type="string">
            <text:p>american.passed.6</text:p>
          </table:table-cell>
          <table:table-cell office:value-type="string">
            <text:p>to all our participants!</text:p>
          </table:table-cell>
          <table:table-cell table:number-columns-repeated="254"/>
        </table:table-row>
        <table:table-row table:style-name="ro2">
          <table:table-cell office:value-type="string">
            <text:p>mexican.passed.1</text:p>
          </table:table-cell>
          <table:table-cell office:value-type="string">
            <text:p>And the winners are:</text:p>
          </table:table-cell>
          <table:table-cell table:number-columns-repeated="254"/>
        </table:table-row>
        <table:table-row table:style-name="ro2">
          <table:table-cell office:value-type="string">
            <text:p>mexican.passed.2</text:p>
          </table:table-cell>
          <table:table-cell office:value-type="string">
            <text:p>Congratulations, dear chefs!</text:p>
          </table:table-cell>
          <table:table-cell table:number-columns-repeated="254"/>
        </table:table-row>
        <table:table-row table:style-name="ro2">
          <table:table-cell office:value-type="string">
            <text:p>mexican.passed.3</text:p>
          </table:table-cell>
          <table:table-cell office:value-type="string">
            <text:p>It has been a very good show!</text:p>
          </table:table-cell>
          <table:table-cell table:number-columns-repeated="254"/>
        </table:table-row>
        <table:table-row table:style-name="ro2">
          <table:table-cell office:value-type="string">
            <text:p>mexican.passed.4</text:p>
          </table:table-cell>
          <table:table-cell office:value-type="string">
            <text:p>We will meet again in Russia</text:p>
          </table:table-cell>
          <table:table-cell table:number-columns-repeated="254"/>
        </table:table-row>
        <table:table-row table:style-name="ro2">
          <table:table-cell office:value-type="string">
            <text:p>mexican.passed.5</text:p>
          </table:table-cell>
          <table:table-cell office:value-type="string">
            <text:p>in few days. And thanks</text:p>
          </table:table-cell>
          <table:table-cell table:number-columns-repeated="254"/>
        </table:table-row>
        <table:table-row table:style-name="ro2">
          <table:table-cell office:value-type="string">
            <text:p>mexican.passed.6</text:p>
          </table:table-cell>
          <table:table-cell office:value-type="string">
            <text:p>to all our participants!</text:p>
          </table:table-cell>
          <table:table-cell table:number-columns-repeated="254"/>
        </table:table-row>
        <table:table-row table:style-name="ro2">
          <table:table-cell office:value-type="string">
            <text:p>russian.passed.1</text:p>
          </table:table-cell>
          <table:table-cell office:value-type="string">
            <text:p>And the winners are:</text:p>
          </table:table-cell>
          <table:table-cell table:number-columns-repeated="254"/>
        </table:table-row>
        <table:table-row table:style-name="ro2">
          <table:table-cell office:value-type="string">
            <text:p>russian.passed.2</text:p>
          </table:table-cell>
          <table:table-cell office:value-type="string">
            <text:p>Congratulations, dear chefs!</text:p>
          </table:table-cell>
          <table:table-cell table:number-columns-repeated="254"/>
        </table:table-row>
        <table:table-row table:style-name="ro2">
          <table:table-cell office:value-type="string">
            <text:p>russian.passed.3</text:p>
          </table:table-cell>
          <table:table-cell office:value-type="string">
            <text:p>It has been a very good show!</text:p>
          </table:table-cell>
          <table:table-cell table:number-columns-repeated="254"/>
        </table:table-row>
        <table:table-row table:style-name="ro2">
          <table:table-cell office:value-type="string">
            <text:p>russian.passed.4</text:p>
          </table:table-cell>
          <table:table-cell office:value-type="string">
            <text:p>We will meet again in Japan</text:p>
          </table:table-cell>
          <table:table-cell table:number-columns-repeated="254"/>
        </table:table-row>
        <table:table-row table:style-name="ro2">
          <table:table-cell office:value-type="string">
            <text:p>russian.passed.5</text:p>
          </table:table-cell>
          <table:table-cell office:value-type="string">
            <text:p>in few days. And thanks</text:p>
          </table:table-cell>
          <table:table-cell table:number-columns-repeated="254"/>
        </table:table-row>
        <table:table-row table:style-name="ro2">
          <table:table-cell office:value-type="string">
            <text:p>russian.passed.6</text:p>
          </table:table-cell>
          <table:table-cell office:value-type="string">
            <text:p>to all our participants!</text:p>
          </table:table-cell>
          <table:table-cell table:number-columns-repeated="254"/>
        </table:table-row>
        <table:table-row table:style-name="ro2">
          <table:table-cell office:value-type="string">
            <text:p>japanese.passed.1</text:p>
          </table:table-cell>
          <table:table-cell office:value-type="string">
            <text:p>Jenny and Ronald,</text:p>
          </table:table-cell>
          <table:table-cell table:style-name="Default"/>
          <table:table-cell table:number-columns-repeated="253"/>
        </table:table-row>
        <table:table-row table:style-name="ro2">
          <table:table-cell office:value-type="string">
            <text:p>japanese.passed.2</text:p>
          </table:table-cell>
          <table:table-cell office:value-type="string">
            <text:p>the two of you were the best </text:p>
          </table:table-cell>
          <table:table-cell table:style-name="Default"/>
          <table:table-cell table:number-columns-repeated="253"/>
        </table:table-row>
        <table:table-row table:style-name="ro2">
          <table:table-cell office:value-type="string">
            <text:p>japanese.passed.3</text:p>
          </table:table-cell>
          <table:table-cell office:value-type="string">
            <text:p>for all the competition time.</text:p>
          </table:table-cell>
          <table:table-cell table:style-name="Default"/>
          <table:table-cell table:number-columns-repeated="253"/>
        </table:table-row>
        <table:table-row table:style-name="ro2">
          <table:table-cell office:value-type="string">
            <text:p>japanese.passed.4</text:p>
          </table:table-cell>
          <table:table-cell office:value-type="string">
            <text:p>And the jury decided that</text:p>
          </table:table-cell>
          <table:table-cell table:style-name="Default"/>
          <table:table-cell table:number-columns-repeated="253"/>
        </table:table-row>
        <table:table-row table:style-name="ro2">
          <table:table-cell office:value-type="string">
            <text:p>japanese.passed.5</text:p>
          </table:table-cell>
          <table:table-cell office:value-type="string">
            <text:p>we need one more round </text:p>
          </table:table-cell>
          <table:table-cell table:style-name="Default"/>
          <table:table-cell table:number-columns-repeated="253"/>
        </table:table-row>
        <table:table-row table:style-name="ro2">
          <table:table-cell office:value-type="string">
            <text:p>japanese.passed.6</text:p>
          </table:table-cell>
          <table:table-cell office:value-type="string">
            <text:p>to choose the best of you!</text:p>
          </table:table-cell>
          <table:table-cell table:style-name="Default"/>
          <table:table-cell table:number-columns-repeated="253"/>
        </table:table-row>
        <table:table-row table:style-name="ro2">
          <table:table-cell office:value-type="string">
            <text:p>hawaiian.passed.1</text:p>
          </table:table-cell>
          <table:table-cell office:value-type="string">
            <text:p>Congratulations, Jenny!</text:p>
          </table:table-cell>
          <table:table-cell table:number-columns-repeated="254"/>
        </table:table-row>
        <table:table-row table:style-name="ro2">
          <table:table-cell office:value-type="string">
            <text:p>hawaiian.passed.2</text:p>
          </table:table-cell>
          <table:table-cell office:value-type="string">
            <text:p>Your dream comes true!</text:p>
          </table:table-cell>
          <table:table-cell table:number-columns-repeated="254"/>
        </table:table-row>
        <table:table-row table:style-name="ro2">
          <table:table-cell office:value-type="string">
            <text:p>hawaiian.passed.3</text:p>
          </table:table-cell>
          <table:table-cell office:value-type="string">
            <text:p>You win the competition and</text:p>
          </table:table-cell>
          <table:table-cell table:number-columns-repeated="254"/>
        </table:table-row>
        <table:table-row table:style-name="ro2">
          <table:table-cell office:value-type="string">
            <text:p>hawaiian.passed.4</text:p>
          </table:table-cell>
          <table:table-cell office:value-type="string">
            <text:p>this restaurant, Tiki Time,</text:p>
          </table:table-cell>
          <table:table-cell table:number-columns-repeated="254"/>
        </table:table-row>
        <table:table-row table:style-name="ro2">
          <table:table-cell office:value-type="string">
            <text:p>hawaiian.passed.5</text:p>
          </table:table-cell>
          <table:table-cell office:value-type="string">
            <text:p>is now yours!</text:p>
          </table:table-cell>
          <table:table-cell table:number-columns-repeated="254"/>
        </table:table-row>
        <table:table-row table:style-name="ro2">
          <table:table-cell office:value-type="string">
            <text:p>japanese.failed.1</text:p>
          </table:table-cell>
          <table:table-cell office:value-type="string">
            <text:p>Ronald and Paula</text:p>
          </table:table-cell>
          <table:table-cell table:number-columns-repeated="254"/>
        </table:table-row>
        <table:table-row table:style-name="ro2">
          <table:table-cell office:value-type="string">
            <text:p>japanese.failed.2</text:p>
          </table:table-cell>
          <table:table-cell office:value-type="string">
            <text:p>are our best chefs and they</text:p>
          </table:table-cell>
          <table:table-cell table:style-name="Default"/>
          <table:table-cell table:number-columns-repeated="253"/>
        </table:table-row>
        <table:table-row table:style-name="ro2">
          <table:table-cell office:value-type="string">
            <text:p>japanese.failed.3</text:p>
          </table:table-cell>
          <table:table-cell office:value-type="string">
            <text:p>will pass to the final round</text:p>
          </table:table-cell>
          <table:table-cell table:style-name="Default"/>
          <table:table-cell table:number-columns-repeated="253"/>
        </table:table-row>
        <table:table-row table:style-name="ro2">
          <table:table-cell office:value-type="string">
            <text:p>japanese.failed.4</text:p>
          </table:table-cell>
          <table:table-cell office:value-type="string">
            <text:p>where we'll choose the winner.</text:p>
          </table:table-cell>
          <table:table-cell table:style-name="Default"/>
          <table:table-cell table:number-columns-repeated="253"/>
        </table:table-row>
        <table:table-row table:style-name="ro2">
          <table:table-cell office:value-type="string">
            <text:p>japanese.failed.5</text:p>
          </table:table-cell>
          <table:table-cell office:value-type="string">
            <text:p>Jenny, you could do better.</text:p>
          </table:table-cell>
          <table:table-cell table:style-name="Default"/>
          <table:table-cell table:number-columns-repeated="253"/>
        </table:table-row>
        <table:table-row table:style-name="ro2">
          <table:table-cell office:value-type="string">
            <text:p>japanese.failed.6</text:p>
          </table:table-cell>
          <table:table-cell office:value-type="string">
            <text:p>You can replay some levels</text:p>
          </table:table-cell>
          <table:table-cell table:style-name="Default"/>
          <table:table-cell table:number-columns-repeated="253"/>
        </table:table-row>
        <table:table-row table:style-name="ro2">
          <table:table-cell office:value-type="string">
            <text:p>japanese.failed.7</text:p>
          </table:table-cell>
          <table:table-cell office:value-type="string">
            <text:p>to pass to the finals.</text:p>
          </table:table-cell>
          <table:table-cell table:style-name="Default"/>
          <table:table-cell table:number-columns-repeated="253"/>
        </table:table-row>
        <table:table-row table:style-name="ro2">
          <table:table-cell office:value-type="string">
            <text:p>hawaiian.failed.1</text:p>
          </table:table-cell>
          <table:table-cell office:value-type="string">
            <text:p>Congratulation, Ronald!</text:p>
          </table:table-cell>
          <table:table-cell table:number-columns-repeated="254"/>
        </table:table-row>
        <table:table-row table:style-name="ro2">
          <table:table-cell office:value-type="string">
            <text:p>hawaiian.failed.2</text:p>
          </table:table-cell>
          <table:table-cell office:value-type="string">
            <text:p>You win the competition and</text:p>
          </table:table-cell>
          <table:table-cell table:number-columns-repeated="254"/>
        </table:table-row>
        <table:table-row table:style-name="ro2">
          <table:table-cell office:value-type="string">
            <text:p>hawaiian.failed.3</text:p>
          </table:table-cell>
          <table:table-cell office:value-type="string">
            <text:p>this restaurant, Tiki Time,</text:p>
          </table:table-cell>
          <table:table-cell table:number-columns-repeated="254"/>
        </table:table-row>
        <table:table-row table:style-name="ro2">
          <table:table-cell office:value-type="string">
            <text:p>hawaiian.failed.4</text:p>
          </table:table-cell>
          <table:table-cell office:value-type="string">
            <text:p>is now yours!</text:p>
          </table:table-cell>
          <table:table-cell table:number-columns-repeated="254"/>
        </table:table-row>
        <table:table-row table:style-name="ro2">
          <table:table-cell office:value-type="string">
            <text:p>hawaiian.failed.5</text:p>
          </table:table-cell>
          <table:table-cell office:value-type="string">
            <text:p>Jenny, you could do better.</text:p>
          </table:table-cell>
          <table:table-cell table:number-columns-repeated="254"/>
        </table:table-row>
        <table:table-row table:style-name="ro2">
          <table:table-cell office:value-type="string">
            <text:p>hawaiian.failed.6</text:p>
          </table:table-cell>
          <table:table-cell office:value-type="string">
            <text:p>You can replay some levels</text:p>
          </table:table-cell>
          <table:table-cell table:number-columns-repeated="254"/>
        </table:table-row>
        <table:table-row table:style-name="ro2">
          <table:table-cell office:value-type="string">
            <text:p>hawaiian.failed.7</text:p>
          </table:table-cell>
          <table:table-cell office:value-type="string">
            <text:p>to win the game.</text:p>
          </table:table-cell>
          <table:table-cell table:number-columns-repeated="254"/>
        </table:table-row>
        <table:table-row table:style-name="ro2" table:number-rows-repeated="65211">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6]"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7]"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78]"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79]"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0]"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1]"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2]"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3]"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4]"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5]"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0]"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1]"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2]"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3]"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4]"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5]"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26]"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27]"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28]"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29]"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64]"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65]"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66]"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67]"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68]"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69]"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0]"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1]"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2]"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3]"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18]"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19]"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0]"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1]"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22]"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23]"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24]"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25]"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26]"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27]"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mily-generic="roman"/>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1" svg:font-family="'Arial Unicode M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2">22.08.2007</text:date>, <text:time>13:52:5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2T13:52:58</dc:date>
    <dc:language>zxx</dc:language>
    <meta:editing-cycles>874</meta:editing-cycles>
    <meta:editing-duration>P24DT3H21M19S</meta:editing-duration>
    <meta:user-defined meta:name="Info 1"/>
    <meta:user-defined meta:name="Info 2"/>
    <meta:user-defined meta:name="Info 3"/>
    <meta:user-defined meta:name="Info 4"/>
    <meta:document-statistic meta:table-count="20" meta:cell-count="13565"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